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49pt"/>
    </style:style>
    <style:style style:name="co2" style:family="table-column">
      <style:table-column-properties fo:break-before="auto" style:column-width="58.5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intro">
      <style:table-properties table:display="true" style:writing-mode="lr-tb"/>
    </style:style>
    <style:style style:name="ta2" style:family="table" style:master-page-name="PageStyle_5f_damp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fo:background-color="#ebf1de" style:rotation-align="none"/>
    </style:style>
    <style:style style:name="ce3" style:family="table-cell" style:parent-style-name="Default">
      <style:table-cell-properties fo:background-color="#f2f2f2" style:rotation-align="none"/>
    </style:style>
    <style:style style:name="ce4" style:family="table-cell" style:parent-style-name="Default">
      <style:table-cell-properties fo:background-color="#f2f2f2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tro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Introduction to PageRank by Andrew Ross, Math Dept., Eastern Michigan Univ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link matrix:</text:p>
          </table:table-cell>
          <table:table-cell/>
          <table:table-cell office:value-type="string" calcext:value-type="string">
            <text:p>To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office:value-type="string" calcext:value-type="string">
            <text:p>row sums:</text:p>
          </table:table-cell>
          <table:table-cell office:value-type="string" calcext:value-type="string">
            <text:p>Transition matrix: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rom:</text:p>
          </table:table-cell>
          <table:table-cell office:value-type="string" calcext:value-type="string">
            <text:p>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formula="of:=SUM([.C5:.H5])" office:value-type="float" office:value="1" calcext:value-type="float">
            <text:p>1</text:p>
          </table:table-cell>
          <table:table-cell table:style-name="ce3" table:formula="of:=[.C5]/[.$I5]" office:value-type="float" office:value="0" calcext:value-type="float">
            <text:p>0</text:p>
          </table:table-cell>
          <table:table-cell table:style-name="ce3" table:formula="of:=[.D5]/[.$I5]" office:value-type="float" office:value="1" calcext:value-type="float">
            <text:p>1</text:p>
          </table:table-cell>
          <table:table-cell table:style-name="ce3" table:formula="of:=[.E5]/[.$I5]" office:value-type="float" office:value="0" calcext:value-type="float">
            <text:p>0</text:p>
          </table:table-cell>
          <table:table-cell table:style-name="ce3" table:formula="of:=[.F5]/[.$I5]" office:value-type="float" office:value="0" calcext:value-type="float">
            <text:p>0</text:p>
          </table:table-cell>
          <table:table-cell table:style-name="ce3" table:formula="of:=[.G5]/[.$I5]" office:value-type="float" office:value="0" calcext:value-type="float">
            <text:p>0</text:p>
          </table:table-cell>
          <table:table-cell table:style-name="ce3" table:formula="of:=[.H5]/[.$I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formula="of:=SUM([.C6:.H6])" office:value-type="float" office:value="2" calcext:value-type="float">
            <text:p>2</text:p>
          </table:table-cell>
          <table:table-cell table:style-name="ce3" table:formula="of:=[.C6]/[.$I6]" office:value-type="float" office:value="0.5" calcext:value-type="float">
            <text:p>0.5</text:p>
          </table:table-cell>
          <table:table-cell table:style-name="ce3" table:formula="of:=[.D6]/[.$I6]" office:value-type="float" office:value="0" calcext:value-type="float">
            <text:p>0</text:p>
          </table:table-cell>
          <table:table-cell table:style-name="ce3" table:formula="of:=[.E6]/[.$I6]" office:value-type="float" office:value="0.5" calcext:value-type="float">
            <text:p>0.5</text:p>
          </table:table-cell>
          <table:table-cell table:style-name="ce3" table:formula="of:=[.F6]/[.$I6]" office:value-type="float" office:value="0" calcext:value-type="float">
            <text:p>0</text:p>
          </table:table-cell>
          <table:table-cell table:style-name="ce3" table:formula="of:=[.G6]/[.$I6]" office:value-type="float" office:value="0" calcext:value-type="float">
            <text:p>0</text:p>
          </table:table-cell>
          <table:table-cell table:style-name="ce3" table:formula="of:=[.H6]/[.$I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formula="of:=SUM([.C7:.H7])" office:value-type="float" office:value="2" calcext:value-type="float">
            <text:p>2</text:p>
          </table:table-cell>
          <table:table-cell table:style-name="ce3" table:formula="of:=[.C7]/[.$I7]" office:value-type="float" office:value="0" calcext:value-type="float">
            <text:p>0</text:p>
          </table:table-cell>
          <table:table-cell table:style-name="ce3" table:formula="of:=[.D7]/[.$I7]" office:value-type="float" office:value="0" calcext:value-type="float">
            <text:p>0</text:p>
          </table:table-cell>
          <table:table-cell table:style-name="ce3" table:formula="of:=[.E7]/[.$I7]" office:value-type="float" office:value="0" calcext:value-type="float">
            <text:p>0</text:p>
          </table:table-cell>
          <table:table-cell table:style-name="ce3" table:formula="of:=[.F7]/[.$I7]" office:value-type="float" office:value="0.5" calcext:value-type="float">
            <text:p>0.5</text:p>
          </table:table-cell>
          <table:table-cell table:style-name="ce3" table:formula="of:=[.G7]/[.$I7]" office:value-type="float" office:value="0" calcext:value-type="float">
            <text:p>0</text:p>
          </table:table-cell>
          <table:table-cell table:style-name="ce3" table:formula="of:=[.H7]/[.$I7]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formula="of:=SUM([.C8:.H8])" office:value-type="float" office:value="1" calcext:value-type="float">
            <text:p>1</text:p>
          </table:table-cell>
          <table:table-cell table:style-name="ce3" table:formula="of:=[.C8]/[.$I8]" office:value-type="float" office:value="1" calcext:value-type="float">
            <text:p>1</text:p>
          </table:table-cell>
          <table:table-cell table:style-name="ce3" table:formula="of:=[.D8]/[.$I8]" office:value-type="float" office:value="0" calcext:value-type="float">
            <text:p>0</text:p>
          </table:table-cell>
          <table:table-cell table:style-name="ce3" table:formula="of:=[.E8]/[.$I8]" office:value-type="float" office:value="0" calcext:value-type="float">
            <text:p>0</text:p>
          </table:table-cell>
          <table:table-cell table:style-name="ce3" table:formula="of:=[.F8]/[.$I8]" office:value-type="float" office:value="0" calcext:value-type="float">
            <text:p>0</text:p>
          </table:table-cell>
          <table:table-cell table:style-name="ce3" table:formula="of:=[.G8]/[.$I8]" office:value-type="float" office:value="0" calcext:value-type="float">
            <text:p>0</text:p>
          </table:table-cell>
          <table:table-cell table:style-name="ce3" table:formula="of:=[.H8]/[.$I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formula="of:=SUM([.C9:.H9])" office:value-type="float" office:value="4" calcext:value-type="float">
            <text:p>4</text:p>
          </table:table-cell>
          <table:table-cell table:style-name="ce3" table:formula="of:=[.C9]/[.$I9]" office:value-type="float" office:value="0.25" calcext:value-type="float">
            <text:p>0.25</text:p>
          </table:table-cell>
          <table:table-cell table:style-name="ce3" table:formula="of:=[.D9]/[.$I9]" office:value-type="float" office:value="0.25" calcext:value-type="float">
            <text:p>0.25</text:p>
          </table:table-cell>
          <table:table-cell table:style-name="ce3" table:formula="of:=[.E9]/[.$I9]" office:value-type="float" office:value="0.25" calcext:value-type="float">
            <text:p>0.25</text:p>
          </table:table-cell>
          <table:table-cell table:style-name="ce3" table:formula="of:=[.F9]/[.$I9]" office:value-type="float" office:value="0" calcext:value-type="float">
            <text:p>0</text:p>
          </table:table-cell>
          <table:table-cell table:style-name="ce3" table:formula="of:=[.G9]/[.$I9]" office:value-type="float" office:value="0" calcext:value-type="float">
            <text:p>0</text:p>
          </table:table-cell>
          <table:table-cell table:style-name="ce3" table:formula="of:=[.H9]/[.$I9]" office:value-type="float" office:value="0.25" calcext:value-type="float">
            <text:p>0.25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C10:.H10])" office:value-type="float" office:value="1" calcext:value-type="float">
            <text:p>1</text:p>
          </table:table-cell>
          <table:table-cell table:style-name="ce3" table:formula="of:=[.C10]/[.$I10]" office:value-type="float" office:value="0" calcext:value-type="float">
            <text:p>0</text:p>
          </table:table-cell>
          <table:table-cell table:style-name="ce3" table:formula="of:=[.D10]/[.$I10]" office:value-type="float" office:value="0" calcext:value-type="float">
            <text:p>0</text:p>
          </table:table-cell>
          <table:table-cell table:style-name="ce3" table:formula="of:=[.E10]/[.$I10]" office:value-type="float" office:value="0" calcext:value-type="float">
            <text:p>0</text:p>
          </table:table-cell>
          <table:table-cell table:style-name="ce3" table:formula="of:=[.F10]/[.$I10]" office:value-type="float" office:value="0" calcext:value-type="float">
            <text:p>0</text:p>
          </table:table-cell>
          <table:table-cell table:style-name="ce3" table:formula="of:=[.G10]/[.$I10]" office:value-type="float" office:value="0" calcext:value-type="float">
            <text:p>0</text:p>
          </table:table-cell>
          <table:table-cell table:style-name="ce3" table:formula="of:=[.H10]/[.$I10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ep#</text:p>
          </table:table-cell>
          <table:table-cell table:style-name="ce1" table:formula="of:=[.C4]" office:value-type="string" office:string-value="A" calcext:value-type="string">
            <text:p>A</text:p>
          </table:table-cell>
          <table:table-cell table:style-name="ce1" table:formula="of:=[.D4]" office:value-type="string" office:string-value="B" calcext:value-type="string">
            <text:p>B</text:p>
          </table:table-cell>
          <table:table-cell table:style-name="ce1" table:formula="of:=[.E4]" office:value-type="string" office:string-value="C" calcext:value-type="string">
            <text:p>C</text:p>
          </table:table-cell>
          <table:table-cell table:style-name="ce1" table:formula="of:=[.F4]" office:value-type="string" office:string-value="D" calcext:value-type="string">
            <text:p>D</text:p>
          </table:table-cell>
          <table:table-cell table:style-name="ce1" table:formula="of:=[.G4]" office:value-type="string" office:string-value="E" calcext:value-type="string">
            <text:p>E</text:p>
          </table:table-cell>
          <table:table-cell table:style-name="ce1" table:formula="of:=[.H4]" office:value-type="string" office:string-value="F" calcext:value-type="string">
            <text:p>F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matrix-columns-spanned="6" table:number-matrix-rows-spanned="1" table:formula="of:=MMULT([.C13:.H13];TransMat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matrix-columns-spanned="6" table:number-matrix-rows-spanned="1" table:formula="of:=MMULT([.C14:.H14];TransMat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matrix-columns-spanned="6" table:number-matrix-rows-spanned="1" table:formula="of:=MMULT([.C15:.H15];TransMat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matrix-columns-spanned="6" table:number-matrix-rows-spanned="1" table:formula="of:=MMULT([.C16:.H16];TransMat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matrix-columns-spanned="6" table:number-matrix-rows-spanned="1" table:formula="of:=MMULT([.C17:.H17];TransMat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matrix-columns-spanned="6" table:number-matrix-rows-spanned="1" table:formula="of:=MMULT([.C18:.H18];TransMat)"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matrix-columns-spanned="6" table:number-matrix-rows-spanned="1" table:formula="of:=MMULT([.C19:.H19];TransMat)"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matrix-columns-spanned="6" table:number-matrix-rows-spanned="1" table:formula="of:=MMULT([.C20:.H20];TransMat)"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matrix-columns-spanned="6" table:number-matrix-rows-spanned="1" table:formula="of:=MMULT([.C21:.H21];TransMat)" office:value-type="float" office:value="0" calcext:value-type="float">
            <text:p>0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9.375" calcext:value-type="float">
            <text:p>9.375</text:p>
          </table:table-cell>
          <table:table-cell office:value-type="float" office:value="0" calcext:value-type="float">
            <text:p>0</text:p>
          </table:table-cell>
          <table:table-cell office:value-type="float" office:value="59.375" calcext:value-type="float">
            <text:p>59.3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matrix-columns-spanned="6" table:number-matrix-rows-spanned="1" table:formula="of:=MMULT([.C22:.H22];TransMat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.375" calcext:value-type="float">
            <text:p>59.3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matrix-columns-spanned="6" table:number-matrix-rows-spanned="1" table:formula="of:=MMULT([.C23:.H23];TransMat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.8125" calcext:value-type="float">
            <text:p>7.8125</text:p>
          </table:table-cell>
          <table:table-cell office:value-type="float" office:value="0" calcext:value-type="float">
            <text:p>0</text:p>
          </table:table-cell>
          <table:table-cell office:value-type="float" office:value="67.1875" calcext:value-type="float">
            <text:p>67.18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matrix-columns-spanned="6" table:number-matrix-rows-spanned="1" table:formula="of:=MMULT([.C24:.H24];TransMat)" office:value-type="float" office:value="20.3125" calcext:value-type="float">
            <text:p>20.312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7.1875" calcext:value-type="float">
            <text:p>67.18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matrix-columns-spanned="6" table:number-matrix-rows-spanned="1" table:formula="of:=MMULT([.C25:.H25];TransMat)" office:value-type="float" office:value="0" calcext:value-type="float">
            <text:p>0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73.4375" calcext:value-type="float">
            <text:p>73.43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matrix-columns-spanned="6" table:number-matrix-rows-spanned="1" table:formula="of:=MMULT([.C26:.H26];TransMat)" office:value-type="float" office:value="16.40625" calcext:value-type="float">
            <text:p>16.40625</text:p>
          </table:table-cell>
          <table:table-cell office:value-type="float" office:value="0" calcext:value-type="float">
            <text:p>0</text:p>
          </table:table-cell>
          <table:table-cell office:value-type="float" office:value="10.15625" calcext:value-type="float">
            <text:p>10.156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3.4375" calcext:value-type="float">
            <text:p>73.43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matrix-columns-spanned="6" table:number-matrix-rows-spanned="1" table:formula="of:=MMULT([.C27:.H27];TransMat)" office:value-type="float" office:value="0" calcext:value-type="float">
            <text:p>0</text:p>
          </table:table-cell>
          <table:table-cell office:value-type="float" office:value="16.40625" calcext:value-type="float">
            <text:p>16.40625</text:p>
          </table:table-cell>
          <table:table-cell office:value-type="float" office:value="0" calcext:value-type="float">
            <text:p>0</text:p>
          </table:table-cell>
          <table:table-cell office:value-type="float" office:value="5.078125" calcext:value-type="float">
            <text:p>5.078125</text:p>
          </table:table-cell>
          <table:table-cell office:value-type="float" office:value="0" calcext:value-type="float">
            <text:p>0</text:p>
          </table:table-cell>
          <table:table-cell office:value-type="float" office:value="78.515625" calcext:value-type="float">
            <text:p>78.5156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matrix-columns-spanned="6" table:number-matrix-rows-spanned="1" table:formula="of:=MMULT([.C28:.H28];TransMat)" office:value-type="float" office:value="13.28125" calcext:value-type="float">
            <text:p>13.28125</text:p>
          </table:table-cell>
          <table:table-cell office:value-type="float" office:value="0" calcext:value-type="float">
            <text:p>0</text:p>
          </table:table-cell>
          <table:table-cell office:value-type="float" office:value="8.203125" calcext:value-type="float">
            <text:p>8.2031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.515625" calcext:value-type="float">
            <text:p>78.5156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matrix-columns-spanned="6" table:number-matrix-rows-spanned="1" table:formula="of:=MMULT([.C29:.H29];TransMat)" office:value-type="float" office:value="0" calcext:value-type="float">
            <text:p>0</text:p>
          </table:table-cell>
          <table:table-cell office:value-type="float" office:value="13.28125" calcext:value-type="float">
            <text:p>13.28125</text:p>
          </table:table-cell>
          <table:table-cell office:value-type="float" office:value="0" calcext:value-type="float">
            <text:p>0</text:p>
          </table:table-cell>
          <table:table-cell office:value-type="float" office:value="4.1015625" calcext:value-type="float">
            <text:p>4.1015625</text:p>
          </table:table-cell>
          <table:table-cell office:value-type="float" office:value="0" calcext:value-type="float">
            <text:p>0</text:p>
          </table:table-cell>
          <table:table-cell office:value-type="float" office:value="82.6171875" calcext:value-type="float">
            <text:p>82.61718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matrix-columns-spanned="6" table:number-matrix-rows-spanned="1" table:formula="of:=MMULT([.C30:.H30];TransMat)" office:value-type="float" office:value="10.7421875" calcext:value-type="float">
            <text:p>10.7421875</text:p>
          </table:table-cell>
          <table:table-cell office:value-type="float" office:value="0" calcext:value-type="float">
            <text:p>0</text:p>
          </table:table-cell>
          <table:table-cell office:value-type="float" office:value="6.640625" calcext:value-type="float">
            <text:p>6.6406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2.6171875" calcext:value-type="float">
            <text:p>82.61718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matrix-columns-spanned="6" table:number-matrix-rows-spanned="1" table:formula="of:=MMULT([.C31:.H31];TransMat)" office:value-type="float" office:value="0" calcext:value-type="float">
            <text:p>0</text:p>
          </table:table-cell>
          <table:table-cell office:value-type="float" office:value="10.7421875" calcext:value-type="float">
            <text:p>10.7421875</text:p>
          </table:table-cell>
          <table:table-cell office:value-type="float" office:value="0" calcext:value-type="float">
            <text:p>0</text:p>
          </table:table-cell>
          <table:table-cell office:value-type="float" office:value="3.3203125" calcext:value-type="float">
            <text:p>3.3203125</text:p>
          </table:table-cell>
          <table:table-cell office:value-type="float" office:value="0" calcext:value-type="float">
            <text:p>0</text:p>
          </table:table-cell>
          <table:table-cell office:value-type="float" office:value="85.9375" calcext:value-type="float">
            <text:p>85.93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matrix-columns-spanned="6" table:number-matrix-rows-spanned="1" table:formula="of:=MMULT([.C32:.H32];TransMat)" office:value-type="float" office:value="8.69140625" calcext:value-type="float">
            <text:p>8.69140625</text:p>
          </table:table-cell>
          <table:table-cell office:value-type="float" office:value="0" calcext:value-type="float">
            <text:p>0</text:p>
          </table:table-cell>
          <table:table-cell office:value-type="float" office:value="5.37109375" calcext:value-type="float">
            <text:p>5.37109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5.9375" calcext:value-type="float">
            <text:p>85.93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matrix-columns-spanned="6" table:number-matrix-rows-spanned="1" table:formula="of:=MMULT([.C33:.H33];TransMat)" office:value-type="float" office:value="0" calcext:value-type="float">
            <text:p>0</text:p>
          </table:table-cell>
          <table:table-cell office:value-type="float" office:value="8.69140625" calcext:value-type="float">
            <text:p>8.69140625</text:p>
          </table:table-cell>
          <table:table-cell office:value-type="float" office:value="0" calcext:value-type="float">
            <text:p>0</text:p>
          </table:table-cell>
          <table:table-cell office:value-type="float" office:value="2.685546875" calcext:value-type="float">
            <text:p>2.685546875</text:p>
          </table:table-cell>
          <table:table-cell office:value-type="float" office:value="0" calcext:value-type="float">
            <text:p>0</text:p>
          </table:table-cell>
          <table:table-cell office:value-type="float" office:value="88.623046875" calcext:value-type="float">
            <text:p>88.6230468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matrix-columns-spanned="6" table:number-matrix-rows-spanned="1" table:formula="of:=MMULT([.C34:.H34];TransMat)" office:value-type="float" office:value="7.03125" calcext:value-type="float">
            <text:p>7.03125</text:p>
          </table:table-cell>
          <table:table-cell office:value-type="float" office:value="0" calcext:value-type="float">
            <text:p>0</text:p>
          </table:table-cell>
          <table:table-cell office:value-type="float" office:value="4.345703125" calcext:value-type="float">
            <text:p>4.3457031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8.623046875" calcext:value-type="float">
            <text:p>88.6230468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matrix-columns-spanned="6" table:number-matrix-rows-spanned="1" table:formula="of:=MMULT([.C35:.H35];TransMat)" office:value-type="float" office:value="0" calcext:value-type="float">
            <text:p>0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0" calcext:value-type="float">
            <text:p>0</text:p>
          </table:table-cell>
          <table:table-cell office:value-type="float" office:value="2.1728515625" calcext:value-type="float">
            <text:p>2.1728515625</text:p>
          </table:table-cell>
          <table:table-cell office:value-type="float" office:value="0" calcext:value-type="float">
            <text:p>0</text:p>
          </table:table-cell>
          <table:table-cell office:value-type="float" office:value="90.7958984375" calcext:value-type="float">
            <text:p>90.79589843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matrix-columns-spanned="6" table:number-matrix-rows-spanned="1" table:formula="of:=MMULT([.C36:.H36];TransMat)" office:value-type="float" office:value="5.6884765625" calcext:value-type="float">
            <text:p>5.6884765625</text:p>
          </table:table-cell>
          <table:table-cell office:value-type="float" office:value="0" calcext:value-type="float">
            <text:p>0</text:p>
          </table:table-cell>
          <table:table-cell office:value-type="float" office:value="3.515625" calcext:value-type="float">
            <text:p>3.5156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0.7958984375" calcext:value-type="float">
            <text:p>90.79589843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matrix-columns-spanned="6" table:number-matrix-rows-spanned="1" table:formula="of:=MMULT([.C37:.H37];TransMat)" office:value-type="float" office:value="0" calcext:value-type="float">
            <text:p>0</text:p>
          </table:table-cell>
          <table:table-cell office:value-type="float" office:value="5.6884765625" calcext:value-type="float">
            <text:p>5.6884765625</text:p>
          </table:table-cell>
          <table:table-cell office:value-type="float" office:value="0" calcext:value-type="float">
            <text:p>0</text:p>
          </table:table-cell>
          <table:table-cell office:value-type="float" office:value="1.7578125" calcext:value-type="float">
            <text:p>1.7578125</text:p>
          </table:table-cell>
          <table:table-cell office:value-type="float" office:value="0" calcext:value-type="float">
            <text:p>0</text:p>
          </table:table-cell>
          <table:table-cell office:value-type="float" office:value="92.5537109375" calcext:value-type="float">
            <text:p>92.55371093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matrix-columns-spanned="6" table:number-matrix-rows-spanned="1" table:formula="of:=MMULT([.C38:.H38];TransMat)" office:value-type="float" office:value="4.60205078125" calcext:value-type="float">
            <text:p>4.6020507813</text:p>
          </table:table-cell>
          <table:table-cell office:value-type="float" office:value="0" calcext:value-type="float">
            <text:p>0</text:p>
          </table:table-cell>
          <table:table-cell office:value-type="float" office:value="2.84423828125" calcext:value-type="float">
            <text:p>2.84423828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2.5537109375" calcext:value-type="float">
            <text:p>92.55371093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matrix-columns-spanned="6" table:number-matrix-rows-spanned="1" table:formula="of:=MMULT([.C39:.H39];TransMat)" office:value-type="float" office:value="0" calcext:value-type="float">
            <text:p>0</text:p>
          </table:table-cell>
          <table:table-cell office:value-type="float" office:value="4.60205078125" calcext:value-type="float">
            <text:p>4.6020507813</text:p>
          </table:table-cell>
          <table:table-cell office:value-type="float" office:value="0" calcext:value-type="float">
            <text:p>0</text:p>
          </table:table-cell>
          <table:table-cell office:value-type="float" office:value="1.422119140625" calcext:value-type="float">
            <text:p>1.4221191406</text:p>
          </table:table-cell>
          <table:table-cell office:value-type="float" office:value="0" calcext:value-type="float">
            <text:p>0</text:p>
          </table:table-cell>
          <table:table-cell office:value-type="float" office:value="93.975830078125" calcext:value-type="float">
            <text:p>93.97583007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matrix-columns-spanned="6" table:number-matrix-rows-spanned="1" table:formula="of:=MMULT([.C40:.H40];TransMat)" office:value-type="float" office:value="3.72314453125" calcext:value-type="float">
            <text:p>3.7231445313</text:p>
          </table:table-cell>
          <table:table-cell office:value-type="float" office:value="0" calcext:value-type="float">
            <text:p>0</text:p>
          </table:table-cell>
          <table:table-cell office:value-type="float" office:value="2.301025390625" calcext:value-type="float">
            <text:p>2.301025390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3.975830078125" calcext:value-type="float">
            <text:p>93.97583007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matrix-columns-spanned="6" table:number-matrix-rows-spanned="1" table:formula="of:=MMULT([.C41:.H41];TransMat)" office:value-type="float" office:value="0" calcext:value-type="float">
            <text:p>0</text:p>
          </table:table-cell>
          <table:table-cell office:value-type="float" office:value="3.72314453125" calcext:value-type="float">
            <text:p>3.7231445313</text:p>
          </table:table-cell>
          <table:table-cell office:value-type="float" office:value="0" calcext:value-type="float">
            <text:p>0</text:p>
          </table:table-cell>
          <table:table-cell office:value-type="float" office:value="1.1505126953125" calcext:value-type="float">
            <text:p>1.1505126953</text:p>
          </table:table-cell>
          <table:table-cell office:value-type="float" office:value="0" calcext:value-type="float">
            <text:p>0</text:p>
          </table:table-cell>
          <table:table-cell office:value-type="float" office:value="95.1263427734375" calcext:value-type="float">
            <text:p>95.12634277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matrix-columns-spanned="6" table:number-matrix-rows-spanned="1" table:formula="of:=MMULT([.C42:.H42];TransMat)" office:value-type="float" office:value="3.0120849609375" calcext:value-type="float">
            <text:p>3.0120849609</text:p>
          </table:table-cell>
          <table:table-cell office:value-type="float" office:value="0" calcext:value-type="float">
            <text:p>0</text:p>
          </table:table-cell>
          <table:table-cell office:value-type="float" office:value="1.861572265625" calcext:value-type="float">
            <text:p>1.86157226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5.1263427734375" calcext:value-type="float">
            <text:p>95.12634277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matrix-columns-spanned="6" table:number-matrix-rows-spanned="1" table:formula="of:=MMULT([.C43:.H43];TransMat)" office:value-type="float" office:value="0" calcext:value-type="float">
            <text:p>0</text:p>
          </table:table-cell>
          <table:table-cell office:value-type="float" office:value="3.0120849609375" calcext:value-type="float">
            <text:p>3.0120849609</text:p>
          </table:table-cell>
          <table:table-cell office:value-type="float" office:value="0" calcext:value-type="float">
            <text:p>0</text:p>
          </table:table-cell>
          <table:table-cell office:value-type="float" office:value="0.9307861328125" calcext:value-type="float">
            <text:p>0.9307861328</text:p>
          </table:table-cell>
          <table:table-cell office:value-type="float" office:value="0" calcext:value-type="float">
            <text:p>0</text:p>
          </table:table-cell>
          <table:table-cell office:value-type="float" office:value="96.05712890625" calcext:value-type="float">
            <text:p>96.05712890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matrix-columns-spanned="6" table:number-matrix-rows-spanned="1" table:formula="of:=MMULT([.C44:.H44];TransMat)" office:value-type="float" office:value="2.43682861328125" calcext:value-type="float">
            <text:p>2.4368286133</text:p>
          </table:table-cell>
          <table:table-cell office:value-type="float" office:value="0" calcext:value-type="float">
            <text:p>0</text:p>
          </table:table-cell>
          <table:table-cell office:value-type="float" office:value="1.50604248046875" calcext:value-type="float">
            <text:p>1.50604248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.05712890625" calcext:value-type="float">
            <text:p>96.05712890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matrix-columns-spanned="6" table:number-matrix-rows-spanned="1" table:formula="of:=MMULT([.C45:.H45];TransMat)" office:value-type="float" office:value="0" calcext:value-type="float">
            <text:p>0</text:p>
          </table:table-cell>
          <table:table-cell office:value-type="float" office:value="2.43682861328125" calcext:value-type="float">
            <text:p>2.4368286133</text:p>
          </table:table-cell>
          <table:table-cell office:value-type="float" office:value="0" calcext:value-type="float">
            <text:p>0</text:p>
          </table:table-cell>
          <table:table-cell office:value-type="float" office:value="0.753021240234375" calcext:value-type="float">
            <text:p>0.7530212402</text:p>
          </table:table-cell>
          <table:table-cell office:value-type="float" office:value="0" calcext:value-type="float">
            <text:p>0</text:p>
          </table:table-cell>
          <table:table-cell office:value-type="float" office:value="96.8101501464844" calcext:value-type="float">
            <text:p>96.81015014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matrix-columns-spanned="6" table:number-matrix-rows-spanned="1" table:formula="of:=MMULT([.C46:.H46];TransMat)" office:value-type="float" office:value="1.971435546875" calcext:value-type="float">
            <text:p>1.9714355469</text:p>
          </table:table-cell>
          <table:table-cell office:value-type="float" office:value="0" calcext:value-type="float">
            <text:p>0</text:p>
          </table:table-cell>
          <table:table-cell office:value-type="float" office:value="1.21841430664063" calcext:value-type="float">
            <text:p>1.218414306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.8101501464844" calcext:value-type="float">
            <text:p>96.81015014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matrix-columns-spanned="6" table:number-matrix-rows-spanned="1" table:formula="of:=MMULT([.C47:.H47];TransMat)" office:value-type="float" office:value="0" calcext:value-type="float">
            <text:p>0</text:p>
          </table:table-cell>
          <table:table-cell office:value-type="float" office:value="1.971435546875" calcext:value-type="float">
            <text:p>1.9714355469</text:p>
          </table:table-cell>
          <table:table-cell office:value-type="float" office:value="0" calcext:value-type="float">
            <text:p>0</text:p>
          </table:table-cell>
          <table:table-cell office:value-type="float" office:value="0.609207153320313" calcext:value-type="float">
            <text:p>0.6092071533</text:p>
          </table:table-cell>
          <table:table-cell office:value-type="float" office:value="0" calcext:value-type="float">
            <text:p>0</text:p>
          </table:table-cell>
          <table:table-cell office:value-type="float" office:value="97.4193572998047" calcext:value-type="float">
            <text:p>97.41935729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matrix-columns-spanned="6" table:number-matrix-rows-spanned="1" table:formula="of:=MMULT([.C48:.H48];TransMat)" office:value-type="float" office:value="1.59492492675781" calcext:value-type="float">
            <text:p>1.5949249268</text:p>
          </table:table-cell>
          <table:table-cell office:value-type="float" office:value="0" calcext:value-type="float">
            <text:p>0</text:p>
          </table:table-cell>
          <table:table-cell office:value-type="float" office:value="0.9857177734375" calcext:value-type="float">
            <text:p>0.98571777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.4193572998047" calcext:value-type="float">
            <text:p>97.41935729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matrix-columns-spanned="6" table:number-matrix-rows-spanned="1" table:formula="of:=MMULT([.C49:.H49];TransMat)" office:value-type="float" office:value="0" calcext:value-type="float">
            <text:p>0</text:p>
          </table:table-cell>
          <table:table-cell office:value-type="float" office:value="1.59492492675781" calcext:value-type="float">
            <text:p>1.5949249268</text:p>
          </table:table-cell>
          <table:table-cell office:value-type="float" office:value="0" calcext:value-type="float">
            <text:p>0</text:p>
          </table:table-cell>
          <table:table-cell office:value-type="float" office:value="0.49285888671875" calcext:value-type="float">
            <text:p>0.4928588867</text:p>
          </table:table-cell>
          <table:table-cell office:value-type="float" office:value="0" calcext:value-type="float">
            <text:p>0</text:p>
          </table:table-cell>
          <table:table-cell office:value-type="float" office:value="97.9122161865234" calcext:value-type="float">
            <text:p>97.91221618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matrix-columns-spanned="6" table:number-matrix-rows-spanned="1" table:formula="of:=MMULT([.C50:.H50];TransMat)" office:value-type="float" office:value="1.29032135009766" calcext:value-type="float">
            <text:p>1.2903213501</text:p>
          </table:table-cell>
          <table:table-cell office:value-type="float" office:value="0" calcext:value-type="float">
            <text:p>0</text:p>
          </table:table-cell>
          <table:table-cell office:value-type="float" office:value="0.797462463378906" calcext:value-type="float">
            <text:p>0.79746246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.9122161865234" calcext:value-type="float">
            <text:p>97.91221618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matrix-columns-spanned="6" table:number-matrix-rows-spanned="1" table:formula="of:=MMULT([.C51:.H51];TransMat)" office:value-type="float" office:value="0" calcext:value-type="float">
            <text:p>0</text:p>
          </table:table-cell>
          <table:table-cell office:value-type="float" office:value="1.29032135009766" calcext:value-type="float">
            <text:p>1.2903213501</text:p>
          </table:table-cell>
          <table:table-cell office:value-type="float" office:value="0" calcext:value-type="float">
            <text:p>0</text:p>
          </table:table-cell>
          <table:table-cell office:value-type="float" office:value="0.398731231689453" calcext:value-type="float">
            <text:p>0.3987312317</text:p>
          </table:table-cell>
          <table:table-cell office:value-type="float" office:value="0" calcext:value-type="float">
            <text:p>0</text:p>
          </table:table-cell>
          <table:table-cell office:value-type="float" office:value="98.3109474182129" calcext:value-type="float">
            <text:p>98.31094741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matrix-columns-spanned="6" table:number-matrix-rows-spanned="1" table:formula="of:=MMULT([.C52:.H52];TransMat)" office:value-type="float" office:value="1.04389190673828" calcext:value-type="float">
            <text:p>1.0438919067</text:p>
          </table:table-cell>
          <table:table-cell office:value-type="float" office:value="0" calcext:value-type="float">
            <text:p>0</text:p>
          </table:table-cell>
          <table:table-cell office:value-type="float" office:value="0.645160675048828" calcext:value-type="float">
            <text:p>0.6451606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8.3109474182129" calcext:value-type="float">
            <text:p>98.31094741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matrix-columns-spanned="6" table:number-matrix-rows-spanned="1" table:formula="of:=MMULT([.C53:.H53];TransMat)" office:value-type="float" office:value="0" calcext:value-type="float">
            <text:p>0</text:p>
          </table:table-cell>
          <table:table-cell office:value-type="float" office:value="1.04389190673828" calcext:value-type="float">
            <text:p>1.0438919067</text:p>
          </table:table-cell>
          <table:table-cell office:value-type="float" office:value="0" calcext:value-type="float">
            <text:p>0</text:p>
          </table:table-cell>
          <table:table-cell office:value-type="float" office:value="0.322580337524414" calcext:value-type="float">
            <text:p>0.3225803375</text:p>
          </table:table-cell>
          <table:table-cell office:value-type="float" office:value="0" calcext:value-type="float">
            <text:p>0</text:p>
          </table:table-cell>
          <table:table-cell office:value-type="float" office:value="98.6335277557373" calcext:value-type="float">
            <text:p>98.63352775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matrix-columns-spanned="6" table:number-matrix-rows-spanned="1" table:formula="of:=MMULT([.C54:.H54];TransMat)" office:value-type="float" office:value="0.844526290893555" calcext:value-type="float">
            <text:p>0.8445262909</text:p>
          </table:table-cell>
          <table:table-cell office:value-type="float" office:value="0" calcext:value-type="float">
            <text:p>0</text:p>
          </table:table-cell>
          <table:table-cell office:value-type="float" office:value="0.521945953369141" calcext:value-type="float">
            <text:p>0.52194595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8.6335277557373" calcext:value-type="float">
            <text:p>98.63352775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matrix-columns-spanned="6" table:number-matrix-rows-spanned="1" table:formula="of:=MMULT([.C55:.H55];TransMat)" office:value-type="float" office:value="0" calcext:value-type="float">
            <text:p>0</text:p>
          </table:table-cell>
          <table:table-cell office:value-type="float" office:value="0.844526290893555" calcext:value-type="float">
            <text:p>0.8445262909</text:p>
          </table:table-cell>
          <table:table-cell office:value-type="float" office:value="0" calcext:value-type="float">
            <text:p>0</text:p>
          </table:table-cell>
          <table:table-cell office:value-type="float" office:value="0.26097297668457" calcext:value-type="float">
            <text:p>0.2609729767</text:p>
          </table:table-cell>
          <table:table-cell office:value-type="float" office:value="0" calcext:value-type="float">
            <text:p>0</text:p>
          </table:table-cell>
          <table:table-cell office:value-type="float" office:value="98.8945007324219" calcext:value-type="float">
            <text:p>98.89450073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matrix-columns-spanned="6" table:number-matrix-rows-spanned="1" table:formula="of:=MMULT([.C56:.H56];TransMat)" office:value-type="float" office:value="0.683236122131348" calcext:value-type="float">
            <text:p>0.6832361221</text:p>
          </table:table-cell>
          <table:table-cell office:value-type="float" office:value="0" calcext:value-type="float">
            <text:p>0</text:p>
          </table:table-cell>
          <table:table-cell office:value-type="float" office:value="0.422263145446777" calcext:value-type="float">
            <text:p>0.42226314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8.8945007324219" calcext:value-type="float">
            <text:p>98.89450073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matrix-columns-spanned="6" table:number-matrix-rows-spanned="1" table:formula="of:=MMULT([.C57:.H57];TransMat)" office:value-type="float" office:value="0" calcext:value-type="float">
            <text:p>0</text:p>
          </table:table-cell>
          <table:table-cell office:value-type="float" office:value="0.683236122131348" calcext:value-type="float">
            <text:p>0.6832361221</text:p>
          </table:table-cell>
          <table:table-cell office:value-type="float" office:value="0" calcext:value-type="float">
            <text:p>0</text:p>
          </table:table-cell>
          <table:table-cell office:value-type="float" office:value="0.211131572723389" calcext:value-type="float">
            <text:p>0.2111315727</text:p>
          </table:table-cell>
          <table:table-cell office:value-type="float" office:value="0" calcext:value-type="float">
            <text:p>0</text:p>
          </table:table-cell>
          <table:table-cell office:value-type="float" office:value="99.1056323051453" calcext:value-type="float">
            <text:p>99.10563230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matrix-columns-spanned="6" table:number-matrix-rows-spanned="1" table:formula="of:=MMULT([.C58:.H58];TransMat)" office:value-type="float" office:value="0.552749633789063" calcext:value-type="float">
            <text:p>0.5527496338</text:p>
          </table:table-cell>
          <table:table-cell office:value-type="float" office:value="0" calcext:value-type="float">
            <text:p>0</text:p>
          </table:table-cell>
          <table:table-cell office:value-type="float" office:value="0.341618061065674" calcext:value-type="float">
            <text:p>0.34161806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1056323051453" calcext:value-type="float">
            <text:p>99.10563230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matrix-columns-spanned="6" table:number-matrix-rows-spanned="1" table:formula="of:=MMULT([.C59:.H59];TransMat)" office:value-type="float" office:value="0" calcext:value-type="float">
            <text:p>0</text:p>
          </table:table-cell>
          <table:table-cell office:value-type="float" office:value="0.552749633789063" calcext:value-type="float">
            <text:p>0.5527496338</text:p>
          </table:table-cell>
          <table:table-cell office:value-type="float" office:value="0" calcext:value-type="float">
            <text:p>0</text:p>
          </table:table-cell>
          <table:table-cell office:value-type="float" office:value="0.170809030532837" calcext:value-type="float">
            <text:p>0.1708090305</text:p>
          </table:table-cell>
          <table:table-cell office:value-type="float" office:value="0" calcext:value-type="float">
            <text:p>0</text:p>
          </table:table-cell>
          <table:table-cell office:value-type="float" office:value="99.2764413356781" calcext:value-type="float">
            <text:p>99.27644133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matrix-columns-spanned="6" table:number-matrix-rows-spanned="1" table:formula="of:=MMULT([.C60:.H60];TransMat)" office:value-type="float" office:value="0.447183847427368" calcext:value-type="float">
            <text:p>0.4471838474</text:p>
          </table:table-cell>
          <table:table-cell office:value-type="float" office:value="0" calcext:value-type="float">
            <text:p>0</text:p>
          </table:table-cell>
          <table:table-cell office:value-type="float" office:value="0.276374816894531" calcext:value-type="float">
            <text:p>0.276374816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2764413356781" calcext:value-type="float">
            <text:p>99.27644133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matrix-columns-spanned="6" table:number-matrix-rows-spanned="1" table:formula="of:=MMULT([.C61:.H61];TransMat)" office:value-type="float" office:value="0" calcext:value-type="float">
            <text:p>0</text:p>
          </table:table-cell>
          <table:table-cell office:value-type="float" office:value="0.447183847427368" calcext:value-type="float">
            <text:p>0.4471838474</text:p>
          </table:table-cell>
          <table:table-cell office:value-type="float" office:value="0" calcext:value-type="float">
            <text:p>0</text:p>
          </table:table-cell>
          <table:table-cell office:value-type="float" office:value="0.138187408447266" calcext:value-type="float">
            <text:p>0.1381874084</text:p>
          </table:table-cell>
          <table:table-cell office:value-type="float" office:value="0" calcext:value-type="float">
            <text:p>0</text:p>
          </table:table-cell>
          <table:table-cell office:value-type="float" office:value="99.4146287441254" calcext:value-type="float">
            <text:p>99.41462874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matrix-columns-spanned="6" table:number-matrix-rows-spanned="1" table:formula="of:=MMULT([.C62:.H62];TransMat)" office:value-type="float" office:value="0.36177933216095" calcext:value-type="float">
            <text:p>0.3617793322</text:p>
          </table:table-cell>
          <table:table-cell office:value-type="float" office:value="0" calcext:value-type="float">
            <text:p>0</text:p>
          </table:table-cell>
          <table:table-cell office:value-type="float" office:value="0.223591923713684" calcext:value-type="float">
            <text:p>0.22359192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4146287441254" calcext:value-type="float">
            <text:p>99.41462874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matrix-columns-spanned="6" table:number-matrix-rows-spanned="1" table:formula="of:=MMULT([.C63:.H63];TransMat)" office:value-type="float" office:value="0" calcext:value-type="float">
            <text:p>0</text:p>
          </table:table-cell>
          <table:table-cell office:value-type="float" office:value="0.36177933216095" calcext:value-type="float">
            <text:p>0.3617793322</text:p>
          </table:table-cell>
          <table:table-cell office:value-type="float" office:value="0" calcext:value-type="float">
            <text:p>0</text:p>
          </table:table-cell>
          <table:table-cell office:value-type="float" office:value="0.111795961856842" calcext:value-type="float">
            <text:p>0.1117959619</text:p>
          </table:table-cell>
          <table:table-cell office:value-type="float" office:value="0" calcext:value-type="float">
            <text:p>0</text:p>
          </table:table-cell>
          <table:table-cell office:value-type="float" office:value="99.5264247059822" calcext:value-type="float">
            <text:p>99.52642470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matrix-columns-spanned="6" table:number-matrix-rows-spanned="1" table:formula="of:=MMULT([.C64:.H64];TransMat)" office:value-type="float" office:value="0.292685627937317" calcext:value-type="float">
            <text:p>0.2926856279</text:p>
          </table:table-cell>
          <table:table-cell office:value-type="float" office:value="0" calcext:value-type="float">
            <text:p>0</text:p>
          </table:table-cell>
          <table:table-cell office:value-type="float" office:value="0.180889666080475" calcext:value-type="float">
            <text:p>0.180889666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5264247059822" calcext:value-type="float">
            <text:p>99.52642470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matrix-columns-spanned="6" table:number-matrix-rows-spanned="1" table:formula="of:=MMULT([.C65:.H65];TransMat)" office:value-type="float" office:value="0" calcext:value-type="float">
            <text:p>0</text:p>
          </table:table-cell>
          <table:table-cell office:value-type="float" office:value="0.292685627937317" calcext:value-type="float">
            <text:p>0.2926856279</text:p>
          </table:table-cell>
          <table:table-cell office:value-type="float" office:value="0" calcext:value-type="float">
            <text:p>0</text:p>
          </table:table-cell>
          <table:table-cell office:value-type="float" office:value="0.0904448330402374" calcext:value-type="float">
            <text:p>0.090444833</text:p>
          </table:table-cell>
          <table:table-cell office:value-type="float" office:value="0" calcext:value-type="float">
            <text:p>0</text:p>
          </table:table-cell>
          <table:table-cell office:value-type="float" office:value="99.6168695390224" calcext:value-type="float">
            <text:p>99.6168695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matrix-columns-spanned="6" table:number-matrix-rows-spanned="1" table:formula="of:=MMULT([.C66:.H66];TransMat)" office:value-type="float" office:value="0.236787647008896" calcext:value-type="float">
            <text:p>0.236787647</text:p>
          </table:table-cell>
          <table:table-cell office:value-type="float" office:value="0" calcext:value-type="float">
            <text:p>0</text:p>
          </table:table-cell>
          <table:table-cell office:value-type="float" office:value="0.146342813968658" calcext:value-type="float">
            <text:p>0.1463428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6168695390224" calcext:value-type="float">
            <text:p>99.6168695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matrix-columns-spanned="6" table:number-matrix-rows-spanned="1" table:formula="of:=MMULT([.C67:.H67];TransMat)" office:value-type="float" office:value="0" calcext:value-type="float">
            <text:p>0</text:p>
          </table:table-cell>
          <table:table-cell office:value-type="float" office:value="0.236787647008896" calcext:value-type="float">
            <text:p>0.236787647</text:p>
          </table:table-cell>
          <table:table-cell office:value-type="float" office:value="0" calcext:value-type="float">
            <text:p>0</text:p>
          </table:table-cell>
          <table:table-cell office:value-type="float" office:value="0.0731714069843292" calcext:value-type="float">
            <text:p>0.073171407</text:p>
          </table:table-cell>
          <table:table-cell office:value-type="float" office:value="0" calcext:value-type="float">
            <text:p>0</text:p>
          </table:table-cell>
          <table:table-cell office:value-type="float" office:value="99.6900409460068" calcext:value-type="float">
            <text:p>99.6900409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matrix-columns-spanned="6" table:number-matrix-rows-spanned="1" table:formula="of:=MMULT([.C68:.H68];TransMat)" office:value-type="float" office:value="0.191565230488777" calcext:value-type="float">
            <text:p>0.1915652305</text:p>
          </table:table-cell>
          <table:table-cell office:value-type="float" office:value="0" calcext:value-type="float">
            <text:p>0</text:p>
          </table:table-cell>
          <table:table-cell office:value-type="float" office:value="0.118393823504448" calcext:value-type="float">
            <text:p>0.11839382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6900409460068" calcext:value-type="float">
            <text:p>99.6900409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matrix-columns-spanned="6" table:number-matrix-rows-spanned="1" table:formula="of:=MMULT([.C69:.H69];TransMat)" office:value-type="float" office:value="0" calcext:value-type="float">
            <text:p>0</text:p>
          </table:table-cell>
          <table:table-cell office:value-type="float" office:value="0.191565230488777" calcext:value-type="float">
            <text:p>0.1915652305</text:p>
          </table:table-cell>
          <table:table-cell office:value-type="float" office:value="0" calcext:value-type="float">
            <text:p>0</text:p>
          </table:table-cell>
          <table:table-cell office:value-type="float" office:value="0.059196911752224" calcext:value-type="float">
            <text:p>0.0591969118</text:p>
          </table:table-cell>
          <table:table-cell office:value-type="float" office:value="0" calcext:value-type="float">
            <text:p>0</text:p>
          </table:table-cell>
          <table:table-cell office:value-type="float" office:value="99.749237857759" calcext:value-type="float">
            <text:p>99.74923785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matrix-columns-spanned="6" table:number-matrix-rows-spanned="1" table:formula="of:=MMULT([.C70:.H70];TransMat)" office:value-type="float" office:value="0.154979526996613" calcext:value-type="float">
            <text:p>0.154979527</text:p>
          </table:table-cell>
          <table:table-cell office:value-type="float" office:value="0" calcext:value-type="float">
            <text:p>0</text:p>
          </table:table-cell>
          <table:table-cell office:value-type="float" office:value="0.0957826152443886" calcext:value-type="float">
            <text:p>0.095782615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749237857759" calcext:value-type="float">
            <text:p>99.74923785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matrix-columns-spanned="6" table:number-matrix-rows-spanned="1" table:formula="of:=MMULT([.C71:.H71];TransMat)" office:value-type="float" office:value="0" calcext:value-type="float">
            <text:p>0</text:p>
          </table:table-cell>
          <table:table-cell office:value-type="float" office:value="0.154979526996613" calcext:value-type="float">
            <text:p>0.154979527</text:p>
          </table:table-cell>
          <table:table-cell office:value-type="float" office:value="0" calcext:value-type="float">
            <text:p>0</text:p>
          </table:table-cell>
          <table:table-cell office:value-type="float" office:value="0.0478913076221943" calcext:value-type="float">
            <text:p>0.0478913076</text:p>
          </table:table-cell>
          <table:table-cell office:value-type="float" office:value="0" calcext:value-type="float">
            <text:p>0</text:p>
          </table:table-cell>
          <table:table-cell office:value-type="float" office:value="99.7971291653812" calcext:value-type="float">
            <text:p>99.79712916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matrix-columns-spanned="6" table:number-matrix-rows-spanned="1" table:formula="of:=MMULT([.C72:.H72];TransMat)" office:value-type="float" office:value="0.125381071120501" calcext:value-type="float">
            <text:p>0.1253810711</text:p>
          </table:table-cell>
          <table:table-cell office:value-type="float" office:value="0" calcext:value-type="float">
            <text:p>0</text:p>
          </table:table-cell>
          <table:table-cell office:value-type="float" office:value="0.0774897634983063" calcext:value-type="float">
            <text:p>0.07748976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7971291653812" calcext:value-type="float">
            <text:p>99.79712916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matrix-columns-spanned="6" table:number-matrix-rows-spanned="1" table:formula="of:=MMULT([.C73:.H73];TransMat)" office:value-type="float" office:value="0" calcext:value-type="float">
            <text:p>0</text:p>
          </table:table-cell>
          <table:table-cell office:value-type="float" office:value="0.125381071120501" calcext:value-type="float">
            <text:p>0.1253810711</text:p>
          </table:table-cell>
          <table:table-cell office:value-type="float" office:value="0" calcext:value-type="float">
            <text:p>0</text:p>
          </table:table-cell>
          <table:table-cell office:value-type="float" office:value="0.0387448817491531" calcext:value-type="float">
            <text:p>0.0387448817</text:p>
          </table:table-cell>
          <table:table-cell office:value-type="float" office:value="0" calcext:value-type="float">
            <text:p>0</text:p>
          </table:table-cell>
          <table:table-cell office:value-type="float" office:value="99.8358740471303" calcext:value-type="float">
            <text:p>99.83587404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matrix-columns-spanned="6" table:number-matrix-rows-spanned="1" table:formula="of:=MMULT([.C74:.H74];TransMat)" office:value-type="float" office:value="0.101435417309403" calcext:value-type="float">
            <text:p>0.1014354173</text:p>
          </table:table-cell>
          <table:table-cell office:value-type="float" office:value="0" calcext:value-type="float">
            <text:p>0</text:p>
          </table:table-cell>
          <table:table-cell office:value-type="float" office:value="0.0626905355602503" calcext:value-type="float">
            <text:p>0.06269053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8358740471303" calcext:value-type="float">
            <text:p>99.83587404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matrix-columns-spanned="6" table:number-matrix-rows-spanned="1" table:formula="of:=MMULT([.C75:.H75];TransMat)" office:value-type="float" office:value="0" calcext:value-type="float">
            <text:p>0</text:p>
          </table:table-cell>
          <table:table-cell office:value-type="float" office:value="0.101435417309403" calcext:value-type="float">
            <text:p>0.1014354173</text:p>
          </table:table-cell>
          <table:table-cell office:value-type="float" office:value="0" calcext:value-type="float">
            <text:p>0</text:p>
          </table:table-cell>
          <table:table-cell office:value-type="float" office:value="0.0313452677801251" calcext:value-type="float">
            <text:p>0.0313452678</text:p>
          </table:table-cell>
          <table:table-cell office:value-type="float" office:value="0" calcext:value-type="float">
            <text:p>0</text:p>
          </table:table-cell>
          <table:table-cell office:value-type="float" office:value="99.8672193149105" calcext:value-type="float">
            <text:p>99.86721931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number-matrix-columns-spanned="6" table:number-matrix-rows-spanned="1" table:formula="of:=MMULT([.C76:.H76];TransMat)" office:value-type="float" office:value="0.0820629764348269" calcext:value-type="float">
            <text:p>0.0820629764</text:p>
          </table:table-cell>
          <table:table-cell office:value-type="float" office:value="0" calcext:value-type="float">
            <text:p>0</text:p>
          </table:table-cell>
          <table:table-cell office:value-type="float" office:value="0.0507177086547017" calcext:value-type="float">
            <text:p>0.050717708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8672193149105" calcext:value-type="float">
            <text:p>99.86721931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number-matrix-columns-spanned="6" table:number-matrix-rows-spanned="1" table:formula="of:=MMULT([.C77:.H77];TransMat)" office:value-type="float" office:value="0" calcext:value-type="float">
            <text:p>0</text:p>
          </table:table-cell>
          <table:table-cell office:value-type="float" office:value="0.0820629764348269" calcext:value-type="float">
            <text:p>0.0820629764</text:p>
          </table:table-cell>
          <table:table-cell office:value-type="float" office:value="0" calcext:value-type="float">
            <text:p>0</text:p>
          </table:table-cell>
          <table:table-cell office:value-type="float" office:value="0.0253588543273509" calcext:value-type="float">
            <text:p>0.0253588543</text:p>
          </table:table-cell>
          <table:table-cell office:value-type="float" office:value="0" calcext:value-type="float">
            <text:p>0</text:p>
          </table:table-cell>
          <table:table-cell office:value-type="float" office:value="99.8925781692378" calcext:value-type="float">
            <text:p>99.89257816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matrix-columns-spanned="6" table:number-matrix-rows-spanned="1" table:formula="of:=MMULT([.C78:.H78];TransMat)" office:value-type="float" office:value="0.0663903425447643" calcext:value-type="float">
            <text:p>0.0663903425</text:p>
          </table:table-cell>
          <table:table-cell office:value-type="float" office:value="0" calcext:value-type="float">
            <text:p>0</text:p>
          </table:table-cell>
          <table:table-cell office:value-type="float" office:value="0.0410314882174134" calcext:value-type="float">
            <text:p>0.041031488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8925781692378" calcext:value-type="float">
            <text:p>99.89257816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matrix-columns-spanned="6" table:number-matrix-rows-spanned="1" table:formula="of:=MMULT([.C79:.H79];TransMat)" office:value-type="float" office:value="0" calcext:value-type="float">
            <text:p>0</text:p>
          </table:table-cell>
          <table:table-cell office:value-type="float" office:value="0.0663903425447643" calcext:value-type="float">
            <text:p>0.0663903425</text:p>
          </table:table-cell>
          <table:table-cell office:value-type="float" office:value="0" calcext:value-type="float">
            <text:p>0</text:p>
          </table:table-cell>
          <table:table-cell office:value-type="float" office:value="0.0205157441087067" calcext:value-type="float">
            <text:p>0.0205157441</text:p>
          </table:table-cell>
          <table:table-cell office:value-type="float" office:value="0" calcext:value-type="float">
            <text:p>0</text:p>
          </table:table-cell>
          <table:table-cell office:value-type="float" office:value="99.9130939133465" calcext:value-type="float">
            <text:p>99.91309391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matrix-columns-spanned="6" table:number-matrix-rows-spanned="1" table:formula="of:=MMULT([.C80:.H80];TransMat)" office:value-type="float" office:value="0.0537109153810889" calcext:value-type="float">
            <text:p>0.0537109154</text:p>
          </table:table-cell>
          <table:table-cell office:value-type="float" office:value="0" calcext:value-type="float">
            <text:p>0</text:p>
          </table:table-cell>
          <table:table-cell office:value-type="float" office:value="0.0331951712723821" calcext:value-type="float">
            <text:p>0.03319517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9130939133465" calcext:value-type="float">
            <text:p>99.91309391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matrix-columns-spanned="6" table:number-matrix-rows-spanned="1" table:formula="of:=MMULT([.C81:.H81];TransMat)" office:value-type="float" office:value="0" calcext:value-type="float">
            <text:p>0</text:p>
          </table:table-cell>
          <table:table-cell office:value-type="float" office:value="0.0537109153810889" calcext:value-type="float">
            <text:p>0.0537109154</text:p>
          </table:table-cell>
          <table:table-cell office:value-type="float" office:value="0" calcext:value-type="float">
            <text:p>0</text:p>
          </table:table-cell>
          <table:table-cell office:value-type="float" office:value="0.0165975856361911" calcext:value-type="float">
            <text:p>0.0165975856</text:p>
          </table:table-cell>
          <table:table-cell office:value-type="float" office:value="0" calcext:value-type="float">
            <text:p>0</text:p>
          </table:table-cell>
          <table:table-cell office:value-type="float" office:value="99.9296914989827" calcext:value-type="float">
            <text:p>99.9296914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matrix-columns-spanned="6" table:number-matrix-rows-spanned="1" table:formula="of:=MMULT([.C82:.H82];TransMat)" office:value-type="float" office:value="0.0434530433267355" calcext:value-type="float">
            <text:p>0.0434530433</text:p>
          </table:table-cell>
          <table:table-cell office:value-type="float" office:value="0" calcext:value-type="float">
            <text:p>0</text:p>
          </table:table-cell>
          <table:table-cell office:value-type="float" office:value="0.0268554576905444" calcext:value-type="float">
            <text:p>0.0268554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9296914989827" calcext:value-type="float">
            <text:p>99.9296914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matrix-columns-spanned="6" table:number-matrix-rows-spanned="1" table:formula="of:=MMULT([.C83:.H83];TransMat)" office:value-type="float" office:value="0" calcext:value-type="float">
            <text:p>0</text:p>
          </table:table-cell>
          <table:table-cell office:value-type="float" office:value="0.0434530433267355" calcext:value-type="float">
            <text:p>0.0434530433</text:p>
          </table:table-cell>
          <table:table-cell office:value-type="float" office:value="0" calcext:value-type="float">
            <text:p>0</text:p>
          </table:table-cell>
          <table:table-cell office:value-type="float" office:value="0.0134277288452722" calcext:value-type="float">
            <text:p>0.0134277288</text:p>
          </table:table-cell>
          <table:table-cell office:value-type="float" office:value="0" calcext:value-type="float">
            <text:p>0</text:p>
          </table:table-cell>
          <table:table-cell office:value-type="float" office:value="99.943119227828" calcext:value-type="float">
            <text:p>99.94311922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matrix-columns-spanned="6" table:number-matrix-rows-spanned="1" table:formula="of:=MMULT([.C84:.H84];TransMat)" office:value-type="float" office:value="0.03515425050864" calcext:value-type="float">
            <text:p>0.0351542505</text:p>
          </table:table-cell>
          <table:table-cell office:value-type="float" office:value="0" calcext:value-type="float">
            <text:p>0</text:p>
          </table:table-cell>
          <table:table-cell office:value-type="float" office:value="0.0217265216633677" calcext:value-type="float">
            <text:p>0.02172652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943119227828" calcext:value-type="float">
            <text:p>99.94311922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matrix-columns-spanned="6" table:number-matrix-rows-spanned="1" table:formula="of:=MMULT([.C85:.H85];TransMat)" office:value-type="float" office:value="0" calcext:value-type="float">
            <text:p>0</text:p>
          </table:table-cell>
          <table:table-cell office:value-type="float" office:value="0.03515425050864" calcext:value-type="float">
            <text:p>0.0351542505</text:p>
          </table:table-cell>
          <table:table-cell office:value-type="float" office:value="0" calcext:value-type="float">
            <text:p>0</text:p>
          </table:table-cell>
          <table:table-cell office:value-type="float" office:value="0.0108632608316839" calcext:value-type="float">
            <text:p>0.0108632608</text:p>
          </table:table-cell>
          <table:table-cell office:value-type="float" office:value="0" calcext:value-type="float">
            <text:p>0</text:p>
          </table:table-cell>
          <table:table-cell office:value-type="float" office:value="99.9539824886597" calcext:value-type="float">
            <text:p>99.95398248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matrix-columns-spanned="6" table:number-matrix-rows-spanned="1" table:formula="of:=MMULT([.C86:.H86];TransMat)" office:value-type="float" office:value="0.0284403860860039" calcext:value-type="float">
            <text:p>0.0284403861</text:p>
          </table:table-cell>
          <table:table-cell office:value-type="float" office:value="0" calcext:value-type="float">
            <text:p>0</text:p>
          </table:table-cell>
          <table:table-cell office:value-type="float" office:value="0.01757712525432" calcext:value-type="float">
            <text:p>0.017577125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9539824886597" calcext:value-type="float">
            <text:p>99.95398248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matrix-columns-spanned="6" table:number-matrix-rows-spanned="1" table:formula="of:=MMULT([.C87:.H87];TransMat)" office:value-type="float" office:value="0" calcext:value-type="float">
            <text:p>0</text:p>
          </table:table-cell>
          <table:table-cell office:value-type="float" office:value="0.0284403860860039" calcext:value-type="float">
            <text:p>0.0284403861</text:p>
          </table:table-cell>
          <table:table-cell office:value-type="float" office:value="0" calcext:value-type="float">
            <text:p>0</text:p>
          </table:table-cell>
          <table:table-cell office:value-type="float" office:value="0.00878856262715999" calcext:value-type="float">
            <text:p>0.0087885626</text:p>
          </table:table-cell>
          <table:table-cell office:value-type="float" office:value="0" calcext:value-type="float">
            <text:p>0</text:p>
          </table:table-cell>
          <table:table-cell office:value-type="float" office:value="99.9627710512868" calcext:value-type="float">
            <text:p>99.96277105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matrix-columns-spanned="6" table:number-matrix-rows-spanned="1" table:formula="of:=MMULT([.C88:.H88];TransMat)" office:value-type="float" office:value="0.0230087556701619" calcext:value-type="float">
            <text:p>0.0230087557</text:p>
          </table:table-cell>
          <table:table-cell office:value-type="float" office:value="0" calcext:value-type="float">
            <text:p>0</text:p>
          </table:table-cell>
          <table:table-cell office:value-type="float" office:value="0.0142201930430019" calcext:value-type="float">
            <text:p>0.01422019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9627710512868" calcext:value-type="float">
            <text:p>99.96277105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matrix-columns-spanned="6" table:number-matrix-rows-spanned="1" table:formula="of:=MMULT([.C89:.H89];TransMat)" office:value-type="float" office:value="0" calcext:value-type="float">
            <text:p>0</text:p>
          </table:table-cell>
          <table:table-cell office:value-type="float" office:value="0.0230087556701619" calcext:value-type="float">
            <text:p>0.0230087557</text:p>
          </table:table-cell>
          <table:table-cell office:value-type="float" office:value="0" calcext:value-type="float">
            <text:p>0</text:p>
          </table:table-cell>
          <table:table-cell office:value-type="float" office:value="0.00711009652150096" calcext:value-type="float">
            <text:p>0.0071100965</text:p>
          </table:table-cell>
          <table:table-cell office:value-type="float" office:value="0" calcext:value-type="float">
            <text:p>0</text:p>
          </table:table-cell>
          <table:table-cell office:value-type="float" office:value="99.9698811478083" calcext:value-type="float">
            <text:p>99.96988114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matrix-columns-spanned="6" table:number-matrix-rows-spanned="1" table:formula="of:=MMULT([.C90:.H90];TransMat)" office:value-type="float" office:value="0.0186144743565819" calcext:value-type="float">
            <text:p>0.0186144744</text:p>
          </table:table-cell>
          <table:table-cell office:value-type="float" office:value="0" calcext:value-type="float">
            <text:p>0</text:p>
          </table:table-cell>
          <table:table-cell office:value-type="float" office:value="0.011504377835081" calcext:value-type="float">
            <text:p>0.01150437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9698811478083" calcext:value-type="float">
            <text:p>99.96988114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matrix-columns-spanned="6" table:number-matrix-rows-spanned="1" table:formula="of:=MMULT([.C91:.H91];TransMat)" office:value-type="float" office:value="0" calcext:value-type="float">
            <text:p>0</text:p>
          </table:table-cell>
          <table:table-cell office:value-type="float" office:value="0.0186144743565819" calcext:value-type="float">
            <text:p>0.0186144744</text:p>
          </table:table-cell>
          <table:table-cell office:value-type="float" office:value="0" calcext:value-type="float">
            <text:p>0</text:p>
          </table:table-cell>
          <table:table-cell office:value-type="float" office:value="0.00575218891754048" calcext:value-type="float">
            <text:p>0.0057521889</text:p>
          </table:table-cell>
          <table:table-cell office:value-type="float" office:value="0" calcext:value-type="float">
            <text:p>0</text:p>
          </table:table-cell>
          <table:table-cell office:value-type="float" office:value="99.9756333367259" calcext:value-type="float">
            <text:p>99.9756333367</text:p>
          </table:table-cell>
          <table:table-cell table:number-columns-repeated="1016"/>
        </table:table-row>
        <table:table-row table:style-name="ro2" table:number-rows-repeated="110">
          <table:table-cell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ntro.J5:intro.O10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damping" table:style-name="ta2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Hyperlink matrix: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#pages:</text:p>
          </table:table-cell>
          <table:table-cell table:number-columns-repeated="4"/>
          <table:table-cell office:value-type="string" calcext:value-type="string">
            <text:p>Damping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: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office:value-type="string" calcext:value-type="string">
            <text:p>row sums:</text:p>
          </table:table-cell>
          <table:table-cell office:value-type="string" calcext:value-type="string">
            <text:p>Transition matrix: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rom:</text:p>
          </table:table-cell>
          <table:table-cell office:value-type="string" calcext:value-type="string">
            <text:p>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formula="of:=SUM([.C5:.H5])" office:value-type="float" office:value="1" calcext:value-type="float">
            <text:p>1</text:p>
          </table:table-cell>
          <table:table-cell table:style-name="ce4" table:formula="of:=damp/[.$D$3]+(1-damp)*[.C5]/[.$I5]" office:value-type="float" office:value="0.025" calcext:value-type="float">
            <text:p>0.025</text:p>
          </table:table-cell>
          <table:table-cell table:style-name="ce4" table:formula="of:=damp/[.$D$3]+(1-damp)*[.D5]/[.$I5]" office:value-type="float" office:value="0.875" calcext:value-type="float">
            <text:p>0.875</text:p>
          </table:table-cell>
          <table:table-cell table:style-name="ce4" table:formula="of:=damp/[.$D$3]+(1-damp)*[.E5]/[.$I5]" office:value-type="float" office:value="0.025" calcext:value-type="float">
            <text:p>0.025</text:p>
          </table:table-cell>
          <table:table-cell table:style-name="ce4" table:formula="of:=damp/[.$D$3]+(1-damp)*[.F5]/[.$I5]" office:value-type="float" office:value="0.025" calcext:value-type="float">
            <text:p>0.025</text:p>
          </table:table-cell>
          <table:table-cell table:style-name="ce4" table:formula="of:=damp/[.$D$3]+(1-damp)*[.G5]/[.$I5]" office:value-type="float" office:value="0.025" calcext:value-type="float">
            <text:p>0.025</text:p>
          </table:table-cell>
          <table:table-cell table:style-name="ce4" table:formula="of:=damp/[.$D$3]+(1-damp)*[.H5]/[.$I5]"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formula="of:=SUM([.C6:.H6])" office:value-type="float" office:value="2" calcext:value-type="float">
            <text:p>2</text:p>
          </table:table-cell>
          <table:table-cell table:style-name="ce4" table:formula="of:=damp/[.$D$3]+(1-damp)*[.C6]/[.$I6]" office:value-type="float" office:value="0.45" calcext:value-type="float">
            <text:p>0.45</text:p>
          </table:table-cell>
          <table:table-cell table:style-name="ce4" table:formula="of:=damp/[.$D$3]+(1-damp)*[.D6]/[.$I6]" office:value-type="float" office:value="0.025" calcext:value-type="float">
            <text:p>0.025</text:p>
          </table:table-cell>
          <table:table-cell table:style-name="ce4" table:formula="of:=damp/[.$D$3]+(1-damp)*[.E6]/[.$I6]" office:value-type="float" office:value="0.45" calcext:value-type="float">
            <text:p>0.45</text:p>
          </table:table-cell>
          <table:table-cell table:style-name="ce4" table:formula="of:=damp/[.$D$3]+(1-damp)*[.F6]/[.$I6]" office:value-type="float" office:value="0.025" calcext:value-type="float">
            <text:p>0.025</text:p>
          </table:table-cell>
          <table:table-cell table:style-name="ce4" table:formula="of:=damp/[.$D$3]+(1-damp)*[.G6]/[.$I6]" office:value-type="float" office:value="0.025" calcext:value-type="float">
            <text:p>0.025</text:p>
          </table:table-cell>
          <table:table-cell table:style-name="ce4" table:formula="of:=damp/[.$D$3]+(1-damp)*[.H6]/[.$I6]"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formula="of:=SUM([.C7:.H7])" office:value-type="float" office:value="2" calcext:value-type="float">
            <text:p>2</text:p>
          </table:table-cell>
          <table:table-cell table:style-name="ce4" table:formula="of:=damp/[.$D$3]+(1-damp)*[.C7]/[.$I7]" office:value-type="float" office:value="0.025" calcext:value-type="float">
            <text:p>0.025</text:p>
          </table:table-cell>
          <table:table-cell table:style-name="ce4" table:formula="of:=damp/[.$D$3]+(1-damp)*[.D7]/[.$I7]" office:value-type="float" office:value="0.025" calcext:value-type="float">
            <text:p>0.025</text:p>
          </table:table-cell>
          <table:table-cell table:style-name="ce4" table:formula="of:=damp/[.$D$3]+(1-damp)*[.E7]/[.$I7]" office:value-type="float" office:value="0.025" calcext:value-type="float">
            <text:p>0.025</text:p>
          </table:table-cell>
          <table:table-cell table:style-name="ce4" table:formula="of:=damp/[.$D$3]+(1-damp)*[.F7]/[.$I7]" office:value-type="float" office:value="0.45" calcext:value-type="float">
            <text:p>0.45</text:p>
          </table:table-cell>
          <table:table-cell table:style-name="ce4" table:formula="of:=damp/[.$D$3]+(1-damp)*[.G7]/[.$I7]" office:value-type="float" office:value="0.025" calcext:value-type="float">
            <text:p>0.025</text:p>
          </table:table-cell>
          <table:table-cell table:style-name="ce4" table:formula="of:=damp/[.$D$3]+(1-damp)*[.H7]/[.$I7]" office:value-type="float" office:value="0.45" calcext:value-type="float">
            <text:p>0.45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formula="of:=SUM([.C8:.H8])" office:value-type="float" office:value="1" calcext:value-type="float">
            <text:p>1</text:p>
          </table:table-cell>
          <table:table-cell table:style-name="ce4" table:formula="of:=damp/[.$D$3]+(1-damp)*[.C8]/[.$I8]" office:value-type="float" office:value="0.875" calcext:value-type="float">
            <text:p>0.875</text:p>
          </table:table-cell>
          <table:table-cell table:style-name="ce4" table:formula="of:=damp/[.$D$3]+(1-damp)*[.D8]/[.$I8]" office:value-type="float" office:value="0.025" calcext:value-type="float">
            <text:p>0.025</text:p>
          </table:table-cell>
          <table:table-cell table:style-name="ce4" table:formula="of:=damp/[.$D$3]+(1-damp)*[.E8]/[.$I8]" office:value-type="float" office:value="0.025" calcext:value-type="float">
            <text:p>0.025</text:p>
          </table:table-cell>
          <table:table-cell table:style-name="ce4" table:formula="of:=damp/[.$D$3]+(1-damp)*[.F8]/[.$I8]" office:value-type="float" office:value="0.025" calcext:value-type="float">
            <text:p>0.025</text:p>
          </table:table-cell>
          <table:table-cell table:style-name="ce4" table:formula="of:=damp/[.$D$3]+(1-damp)*[.G8]/[.$I8]" office:value-type="float" office:value="0.025" calcext:value-type="float">
            <text:p>0.025</text:p>
          </table:table-cell>
          <table:table-cell table:style-name="ce4" table:formula="of:=damp/[.$D$3]+(1-damp)*[.H8]/[.$I8]"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formula="of:=SUM([.C9:.H9])" office:value-type="float" office:value="4" calcext:value-type="float">
            <text:p>4</text:p>
          </table:table-cell>
          <table:table-cell table:style-name="ce4" table:formula="of:=damp/[.$D$3]+(1-damp)*[.C9]/[.$I9]" office:value-type="float" office:value="0.2375" calcext:value-type="float">
            <text:p>0.2375</text:p>
          </table:table-cell>
          <table:table-cell table:style-name="ce4" table:formula="of:=damp/[.$D$3]+(1-damp)*[.D9]/[.$I9]" office:value-type="float" office:value="0.2375" calcext:value-type="float">
            <text:p>0.2375</text:p>
          </table:table-cell>
          <table:table-cell table:style-name="ce4" table:formula="of:=damp/[.$D$3]+(1-damp)*[.E9]/[.$I9]" office:value-type="float" office:value="0.2375" calcext:value-type="float">
            <text:p>0.2375</text:p>
          </table:table-cell>
          <table:table-cell table:style-name="ce4" table:formula="of:=damp/[.$D$3]+(1-damp)*[.F9]/[.$I9]" office:value-type="float" office:value="0.025" calcext:value-type="float">
            <text:p>0.025</text:p>
          </table:table-cell>
          <table:table-cell table:style-name="ce4" table:formula="of:=damp/[.$D$3]+(1-damp)*[.G9]/[.$I9]" office:value-type="float" office:value="0.025" calcext:value-type="float">
            <text:p>0.025</text:p>
          </table:table-cell>
          <table:table-cell table:style-name="ce4" table:formula="of:=damp/[.$D$3]+(1-damp)*[.H9]/[.$I9]" office:value-type="float" office:value="0.2375" calcext:value-type="float">
            <text:p>0.2375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C10:.H10])" office:value-type="float" office:value="1" calcext:value-type="float">
            <text:p>1</text:p>
          </table:table-cell>
          <table:table-cell table:style-name="ce4" table:formula="of:=damp/[.$D$3]+(1-damp)*[.C10]/[.$I10]" office:value-type="float" office:value="0.025" calcext:value-type="float">
            <text:p>0.025</text:p>
          </table:table-cell>
          <table:table-cell table:style-name="ce4" table:formula="of:=damp/[.$D$3]+(1-damp)*[.D10]/[.$I10]" office:value-type="float" office:value="0.025" calcext:value-type="float">
            <text:p>0.025</text:p>
          </table:table-cell>
          <table:table-cell table:style-name="ce4" table:formula="of:=damp/[.$D$3]+(1-damp)*[.E10]/[.$I10]" office:value-type="float" office:value="0.025" calcext:value-type="float">
            <text:p>0.025</text:p>
          </table:table-cell>
          <table:table-cell table:style-name="ce4" table:formula="of:=damp/[.$D$3]+(1-damp)*[.F10]/[.$I10]" office:value-type="float" office:value="0.025" calcext:value-type="float">
            <text:p>0.025</text:p>
          </table:table-cell>
          <table:table-cell table:style-name="ce4" table:formula="of:=damp/[.$D$3]+(1-damp)*[.G10]/[.$I10]" office:value-type="float" office:value="0.025" calcext:value-type="float">
            <text:p>0.025</text:p>
          </table:table-cell>
          <table:table-cell table:style-name="ce4" table:formula="of:=damp/[.$D$3]+(1-damp)*[.H10]/[.$I10]" office:value-type="float" office:value="0.875" calcext:value-type="float">
            <text:p>0.8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ep#</text:p>
          </table:table-cell>
          <table:table-cell table:style-name="ce1" table:formula="of:=[.C4]" office:value-type="string" office:string-value="A" calcext:value-type="string">
            <text:p>A</text:p>
          </table:table-cell>
          <table:table-cell table:style-name="ce1" table:formula="of:=[.D4]" office:value-type="string" office:string-value="B" calcext:value-type="string">
            <text:p>B</text:p>
          </table:table-cell>
          <table:table-cell table:style-name="ce1" table:formula="of:=[.E4]" office:value-type="string" office:string-value="C" calcext:value-type="string">
            <text:p>C</text:p>
          </table:table-cell>
          <table:table-cell table:style-name="ce1" table:formula="of:=[.F4]" office:value-type="string" office:string-value="D" calcext:value-type="string">
            <text:p>D</text:p>
          </table:table-cell>
          <table:table-cell table:style-name="ce1" table:formula="of:=[.G4]" office:value-type="string" office:string-value="E" calcext:value-type="string">
            <text:p>E</text:p>
          </table:table-cell>
          <table:table-cell table:style-name="ce1" table:formula="of:=[.H4]" office:value-type="string" office:string-value="F" calcext:value-type="string">
            <text:p>F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matrix-columns-spanned="6" table:number-matrix-rows-spanned="1" table:formula="of:=MMULT([.C13:.H13];TransMat)" office:value-type="float" office:value="2.5" calcext:value-type="float">
            <text:p>2.5</text:p>
          </table:table-cell>
          <table:table-cell office:value-type="float" office:value="87.5" calcext:value-type="float">
            <text:p>87.5</text:p>
          </table:table-cell>
          <table:table-cell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matrix-columns-spanned="6" table:number-matrix-rows-spanned="1" table:formula="of:=MMULT([.C14:.H14];TransMat)" office:value-type="float" office:value="42.34375" calcext:value-type="float">
            <text:p>42.34375</text:p>
          </table:table-cell>
          <table:table-cell office:value-type="float" office:value="5.15625" calcext:value-type="float">
            <text:p>5.15625</text:p>
          </table:table-cell>
          <table:table-cell office:value-type="float" office:value="40.21875" calcext:value-type="float">
            <text:p>40.21875</text:p>
          </table:table-cell>
          <table:table-cell office:value-type="float" office:value="3.5625" calcext:value-type="float">
            <text:p>3.5625</text:p>
          </table:table-cell>
          <table:table-cell office:value-type="float" office:value="2.5" calcext:value-type="float">
            <text:p>2.5</text:p>
          </table:table-cell>
          <table:table-cell office:value-type="float" office:value="6.21875" calcext:value-type="float">
            <text:p>6.218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matrix-columns-spanned="6" table:number-matrix-rows-spanned="1" table:formula="of:=MMULT([.C15:.H15];TransMat)" office:value-type="float" office:value="8.25078125" calcext:value-type="float">
            <text:p>8.25078125</text:p>
          </table:table-cell>
          <table:table-cell office:value-type="float" office:value="39.0234375" calcext:value-type="float">
            <text:p>39.0234375</text:p>
          </table:table-cell>
          <table:table-cell office:value-type="float" office:value="5.22265625" calcext:value-type="float">
            <text:p>5.22265625</text:p>
          </table:table-cell>
          <table:table-cell office:value-type="float" office:value="19.59296875" calcext:value-type="float">
            <text:p>19.59296875</text:p>
          </table:table-cell>
          <table:table-cell office:value-type="float" office:value="2.5" calcext:value-type="float">
            <text:p>2.5</text:p>
          </table:table-cell>
          <table:table-cell office:value-type="float" office:value="25.41015625" calcext:value-type="float">
            <text:p>25.410156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matrix-columns-spanned="6" table:number-matrix-rows-spanned="1" table:formula="of:=MMULT([.C16:.H16];TransMat)" office:value-type="float" office:value="36.270234375" calcext:value-type="float">
            <text:p>36.270234375</text:p>
          </table:table-cell>
          <table:table-cell office:value-type="float" office:value="10.0444140625" calcext:value-type="float">
            <text:p>10.0444140625</text:p>
          </table:table-cell>
          <table:table-cell office:value-type="float" office:value="19.6162109375" calcext:value-type="float">
            <text:p>19.6162109375</text:p>
          </table:table-cell>
          <table:table-cell office:value-type="float" office:value="4.71962890625" calcext:value-type="float">
            <text:p>4.7196289063</text:p>
          </table:table-cell>
          <table:table-cell office:value-type="float" office:value="2.5" calcext:value-type="float">
            <text:p>2.5</text:p>
          </table:table-cell>
          <table:table-cell office:value-type="float" office:value="26.84951171875" calcext:value-type="float">
            <text:p>26.849511718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matrix-columns-spanned="6" table:number-matrix-rows-spanned="1" table:formula="of:=MMULT([.C17:.H17];TransMat)" office:value-type="float" office:value="11.311810546875" calcext:value-type="float">
            <text:p>11.3118105469</text:p>
          </table:table-cell>
          <table:table-cell office:value-type="float" office:value="33.86094921875" calcext:value-type="float">
            <text:p>33.8609492188</text:p>
          </table:table-cell>
          <table:table-cell office:value-type="float" office:value="7.3001259765625" calcext:value-type="float">
            <text:p>7.3001259766</text:p>
          </table:table-cell>
          <table:table-cell office:value-type="float" office:value="10.8368896484375" calcext:value-type="float">
            <text:p>10.8368896484</text:p>
          </table:table-cell>
          <table:table-cell office:value-type="float" office:value="2.5" calcext:value-type="float">
            <text:p>2.5</text:p>
          </table:table-cell>
          <table:table-cell office:value-type="float" office:value="34.190224609375" calcext:value-type="float">
            <text:p>34.190224609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matrix-columns-spanned="6" table:number-matrix-rows-spanned="1" table:formula="of:=MMULT([.C18:.H18];TransMat)" office:value-type="float" office:value="26.6335096191406" calcext:value-type="float">
            <text:p>26.6335096191</text:p>
          </table:table-cell>
          <table:table-cell office:value-type="float" office:value="12.6462889648438" calcext:value-type="float">
            <text:p>12.6462889648</text:p>
          </table:table-cell>
          <table:table-cell office:value-type="float" office:value="17.4221534179688" calcext:value-type="float">
            <text:p>17.422153418</text:p>
          </table:table-cell>
          <table:table-cell office:value-type="float" office:value="5.60255354003906" calcext:value-type="float">
            <text:p>5.60255354</text:p>
          </table:table-cell>
          <table:table-cell office:value-type="float" office:value="2.5" calcext:value-type="float">
            <text:p>2.5</text:p>
          </table:table-cell>
          <table:table-cell office:value-type="float" office:value="35.1954944580078" calcext:value-type="float">
            <text:p>35.19549445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matrix-columns-spanned="6" table:number-matrix-rows-spanned="1" table:formula="of:=MMULT([.C19:.H19];TransMat)" office:value-type="float" office:value="13.1680933190918" calcext:value-type="float">
            <text:p>13.1680933191</text:p>
          </table:table-cell>
          <table:table-cell office:value-type="float" office:value="25.6697331762695" calcext:value-type="float">
            <text:p>25.6697331763</text:p>
          </table:table-cell>
          <table:table-cell office:value-type="float" office:value="8.4059228100586" calcext:value-type="float">
            <text:p>8.4059228101</text:p>
          </table:table-cell>
          <table:table-cell office:value-type="float" office:value="9.90441520263672" calcext:value-type="float">
            <text:p>9.9044152026</text:p>
          </table:table-cell>
          <table:table-cell office:value-type="float" office:value="2.5" calcext:value-type="float">
            <text:p>2.5</text:p>
          </table:table-cell>
          <table:table-cell office:value-type="float" office:value="40.3518354919434" calcext:value-type="float">
            <text:p>40.35183549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matrix-columns-spanned="6" table:number-matrix-rows-spanned="1" table:formula="of:=MMULT([.C20:.H20];TransMat)" office:value-type="float" office:value="22.3596395221558" calcext:value-type="float">
            <text:p>22.3596395222</text:p>
          </table:table-cell>
          <table:table-cell office:value-type="float" office:value="14.224129321228" calcext:value-type="float">
            <text:p>14.2241293212</text:p>
          </table:table-cell>
          <table:table-cell office:value-type="float" office:value="13.9408865999146" calcext:value-type="float">
            <text:p>13.9408865999</text:p>
          </table:table-cell>
          <table:table-cell office:value-type="float" office:value="6.0725171942749" calcext:value-type="float">
            <text:p>6.0725171943</text:p>
          </table:table-cell>
          <table:table-cell office:value-type="float" office:value="2.5" calcext:value-type="float">
            <text:p>2.5</text:p>
          </table:table-cell>
          <table:table-cell office:value-type="float" office:value="40.9028273624268" calcext:value-type="float">
            <text:p>40.90282736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matrix-columns-spanned="6" table:number-matrix-rows-spanned="1" table:formula="of:=MMULT([.C21:.H21];TransMat)" office:value-type="float" office:value="14.2381445766556" calcext:value-type="float">
            <text:p>14.2381445767</text:p>
          </table:table-cell>
          <table:table-cell office:value-type="float" office:value="22.0369435938324" calcext:value-type="float">
            <text:p>22.0369435938</text:p>
          </table:table-cell>
          <table:table-cell office:value-type="float" office:value="9.07650496152191" calcext:value-type="float">
            <text:p>9.0765049615</text:p>
          </table:table-cell>
          <table:table-cell office:value-type="float" office:value="8.42487680496368" calcext:value-type="float">
            <text:p>8.424876805</text:p>
          </table:table-cell>
          <table:table-cell office:value-type="float" office:value="2.5" calcext:value-type="float">
            <text:p>2.5</text:p>
          </table:table-cell>
          <table:table-cell office:value-type="float" office:value="43.7235300630264" calcext:value-type="float">
            <text:p>43.72353006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matrix-columns-spanned="6" table:number-matrix-rows-spanned="1" table:formula="of:=MMULT([.C22:.H22];TransMat)" office:value-type="float" office:value="19.5580963115979" calcext:value-type="float">
            <text:p>19.5580963116</text:p>
          </table:table-cell>
          <table:table-cell office:value-type="float" office:value="15.1336728901572" calcext:value-type="float">
            <text:p>15.1336728902</text:p>
          </table:table-cell>
          <table:table-cell office:value-type="float" office:value="12.3969510273788" calcext:value-type="float">
            <text:p>12.3969510274</text:p>
          </table:table-cell>
          <table:table-cell office:value-type="float" office:value="6.35751460864681" calcext:value-type="float">
            <text:p>6.3575146086</text:p>
          </table:table-cell>
          <table:table-cell office:value-type="float" office:value="2.5" calcext:value-type="float">
            <text:p>2.5</text:p>
          </table:table-cell>
          <table:table-cell office:value-type="float" office:value="44.0537651622193" calcext:value-type="float">
            <text:p>44.053765162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matrix-columns-spanned="6" table:number-matrix-rows-spanned="1" table:formula="of:=MMULT([.C23:.H23];TransMat)" office:value-type="float" office:value="14.8669483956666" calcext:value-type="float">
            <text:p>14.8669483957</text:p>
          </table:table-cell>
          <table:table-cell office:value-type="float" office:value="19.6556318648582" calcext:value-type="float">
            <text:p>19.6556318649</text:p>
          </table:table-cell>
          <table:table-cell office:value-type="float" office:value="9.46306097831683" calcext:value-type="float">
            <text:p>9.4630609783</text:p>
          </table:table-cell>
          <table:table-cell office:value-type="float" office:value="7.76870418663598" calcext:value-type="float">
            <text:p>7.7687041866</text:p>
          </table:table-cell>
          <table:table-cell office:value-type="float" office:value="2.5" calcext:value-type="float">
            <text:p>2.5</text:p>
          </table:table-cell>
          <table:table-cell office:value-type="float" office:value="45.7456545745224" calcext:value-type="float">
            <text:p>45.74565457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matrix-columns-spanned="6" table:number-matrix-rows-spanned="1" table:formula="of:=MMULT([.C24:.H24];TransMat)" office:value-type="float" office:value="17.9882921012053" calcext:value-type="float">
            <text:p>17.9882921012</text:p>
          </table:table-cell>
          <table:table-cell office:value-type="float" office:value="15.6681561363166" calcext:value-type="float">
            <text:p>15.6681561363</text:p>
          </table:table-cell>
          <table:table-cell office:value-type="float" office:value="11.3848935425647" calcext:value-type="float">
            <text:p>11.3848935426</text:p>
          </table:table-cell>
          <table:table-cell office:value-type="float" office:value="6.52180091578465" calcext:value-type="float">
            <text:p>6.5218009158</text:p>
          </table:table-cell>
          <table:table-cell office:value-type="float" office:value="2.5" calcext:value-type="float">
            <text:p>2.5</text:p>
          </table:table-cell>
          <table:table-cell office:value-type="float" office:value="45.9368573041287" calcext:value-type="float">
            <text:p>45.936857304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matrix-columns-spanned="6" table:number-matrix-rows-spanned="1" table:formula="of:=MMULT([.C25:.H25];TransMat)" office:value-type="float" office:value="15.2337471363515" calcext:value-type="float">
            <text:p>15.2337471364</text:p>
          </table:table-cell>
          <table:table-cell office:value-type="float" office:value="18.3212982860245" calcext:value-type="float">
            <text:p>18.321298286</text:p>
          </table:table-cell>
          <table:table-cell office:value-type="float" office:value="9.69021635793457" calcext:value-type="float">
            <text:p>9.6902163579</text:p>
          </table:table-cell>
          <table:table-cell office:value-type="float" office:value="7.33857975559002" calcext:value-type="float">
            <text:p>7.3385797556</text:p>
          </table:table-cell>
          <table:table-cell office:value-type="float" office:value="2.5" calcext:value-type="float">
            <text:p>2.5</text:p>
          </table:table-cell>
          <table:table-cell office:value-type="float" office:value="46.9161584640994" calcext:value-type="float">
            <text:p>46.916158464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matrix-columns-spanned="6" table:number-matrix-rows-spanned="1" table:formula="of:=MMULT([.C26:.H26];TransMat)" office:value-type="float" office:value="17.0555945638119" calcext:value-type="float">
            <text:p>17.0555945638</text:p>
          </table:table-cell>
          <table:table-cell office:value-type="float" office:value="15.9799350658988" calcext:value-type="float">
            <text:p>15.9799350659</text:p>
          </table:table-cell>
          <table:table-cell office:value-type="float" office:value="10.8178017715604" calcext:value-type="float">
            <text:p>10.8178017716</text:p>
          </table:table-cell>
          <table:table-cell office:value-type="float" office:value="6.61834195212219" calcext:value-type="float">
            <text:p>6.6183419521</text:p>
          </table:table-cell>
          <table:table-cell office:value-type="float" office:value="2.5" calcext:value-type="float">
            <text:p>2.5</text:p>
          </table:table-cell>
          <table:table-cell office:value-type="float" office:value="47.0283266466067" calcext:value-type="float">
            <text:p>47.028326646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matrix-columns-spanned="6" table:number-matrix-rows-spanned="1" table:formula="of:=MMULT([.C27:.H27];TransMat)" office:value-type="float" office:value="15.4483130623109" calcext:value-type="float">
            <text:p>15.4483130623</text:p>
          </table:table-cell>
          <table:table-cell office:value-type="float" office:value="17.5285053792401" calcext:value-type="float">
            <text:p>17.5285053792</text:p>
          </table:table-cell>
          <table:table-cell office:value-type="float" office:value="9.82272240300699" calcext:value-type="float">
            <text:p>9.822722403</text:p>
          </table:table-cell>
          <table:table-cell office:value-type="float" office:value="7.09756575291318" calcext:value-type="float">
            <text:p>7.0975657529</text:p>
          </table:table-cell>
          <table:table-cell office:value-type="float" office:value="2.5" calcext:value-type="float">
            <text:p>2.5</text:p>
          </table:table-cell>
          <table:table-cell office:value-type="float" office:value="47.6028934025288" calcext:value-type="float">
            <text:p>47.60289340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matrix-columns-spanned="6" table:number-matrix-rows-spanned="1" table:formula="of:=MMULT([.C28:.H28];TransMat)" office:value-type="float" office:value="16.5137956761533" calcext:value-type="float">
            <text:p>16.5137956762</text:p>
          </table:table-cell>
          <table:table-cell office:value-type="float" office:value="16.1623161029642" calcext:value-type="float">
            <text:p>16.162316103</text:p>
          </table:table-cell>
          <table:table-cell office:value-type="float" office:value="10.4808647861771" calcext:value-type="float">
            <text:p>10.4808647862</text:p>
          </table:table-cell>
          <table:table-cell office:value-type="float" office:value="6.67465702127797" calcext:value-type="float">
            <text:p>6.6746570213</text:p>
          </table:table-cell>
          <table:table-cell office:value-type="float" office:value="2.5" calcext:value-type="float">
            <text:p>2.5</text:p>
          </table:table-cell>
          <table:table-cell office:value-type="float" office:value="47.6683664134275" calcext:value-type="float">
            <text:p>47.66836641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matrix-columns-spanned="6" table:number-matrix-rows-spanned="1" table:formula="of:=MMULT([.C29:.H29];TransMat)" office:value-type="float" office:value="15.5736928118461" calcext:value-type="float">
            <text:p>15.5736928118</text:p>
          </table:table-cell>
          <table:table-cell office:value-type="float" office:value="17.0679763247303" calcext:value-type="float">
            <text:p>17.0679763247</text:p>
          </table:table-cell>
          <table:table-cell office:value-type="float" office:value="9.9002343437598" calcext:value-type="float">
            <text:p>9.9002343438</text:p>
          </table:table-cell>
          <table:table-cell office:value-type="float" office:value="6.95436753412525" calcext:value-type="float">
            <text:p>6.9543675341</text:p>
          </table:table-cell>
          <table:table-cell office:value-type="float" office:value="2.5" calcext:value-type="float">
            <text:p>2.5</text:p>
          </table:table-cell>
          <table:table-cell office:value-type="float" office:value="48.0037289855386" calcext:value-type="float">
            <text:p>48.003728985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matrix-columns-spanned="6" table:number-matrix-rows-spanned="1" table:formula="of:=MMULT([.C30:.H30];TransMat)" office:value-type="float" office:value="16.1963523420168" calcext:value-type="float">
            <text:p>16.196352342</text:p>
          </table:table-cell>
          <table:table-cell office:value-type="float" office:value="16.2688888900692" calcext:value-type="float">
            <text:p>16.2688888901</text:p>
          </table:table-cell>
          <table:table-cell office:value-type="float" office:value="10.2851399380104" calcext:value-type="float">
            <text:p>10.285139938</text:p>
          </table:table-cell>
          <table:table-cell office:value-type="float" office:value="6.70759959609791" calcext:value-type="float">
            <text:p>6.7075995961</text:p>
          </table:table-cell>
          <table:table-cell office:value-type="float" office:value="2.5" calcext:value-type="float">
            <text:p>2.5</text:p>
          </table:table-cell>
          <table:table-cell office:value-type="float" office:value="48.0420192338057" calcext:value-type="float">
            <text:p>48.042019233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matrix-columns-spanned="6" table:number-matrix-rows-spanned="1" table:formula="of:=MMULT([.C31:.H31];TransMat)" office:value-type="float" office:value="15.6469874349626" calcext:value-type="float">
            <text:p>15.646987435</text:p>
          </table:table-cell>
          <table:table-cell office:value-type="float" office:value="16.7981494907143" calcext:value-type="float">
            <text:p>16.7981494907</text:p>
          </table:table-cell>
          <table:table-cell office:value-type="float" office:value="9.94552777827939" calcext:value-type="float">
            <text:p>9.9455277783</text:p>
          </table:table-cell>
          <table:table-cell office:value-type="float" office:value="6.87118447365441" calcext:value-type="float">
            <text:p>6.8711844737</text:p>
          </table:table-cell>
          <table:table-cell office:value-type="float" office:value="2.5" calcext:value-type="float">
            <text:p>2.5</text:p>
          </table:table-cell>
          <table:table-cell office:value-type="float" office:value="48.2381508223893" calcext:value-type="float">
            <text:p>48.23815082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matrix-columns-spanned="6" table:number-matrix-rows-spanned="1" table:formula="of:=MMULT([.C32:.H32];TransMat)" office:value-type="float" office:value="16.0109703361598" calcext:value-type="float">
            <text:p>16.0109703362</text:p>
          </table:table-cell>
          <table:table-cell office:value-type="float" office:value="16.3311893197182" calcext:value-type="float">
            <text:p>16.3311893197</text:p>
          </table:table-cell>
          <table:table-cell office:value-type="float" office:value="10.1704635335536" calcext:value-type="float">
            <text:p>10.1704635336</text:p>
          </table:table-cell>
          <table:table-cell office:value-type="float" office:value="6.72684930576874" calcext:value-type="float">
            <text:p>6.7268493058</text:p>
          </table:table-cell>
          <table:table-cell office:value-type="float" office:value="2.5" calcext:value-type="float">
            <text:p>2.5</text:p>
          </table:table-cell>
          <table:table-cell office:value-type="float" office:value="48.2605275047996" calcext:value-type="float">
            <text:p>48.260527504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matrix-columns-spanned="6" table:number-matrix-rows-spanned="1" table:formula="of:=MMULT([.C33:.H33];TransMat)" office:value-type="float" office:value="15.6898273707837" calcext:value-type="float">
            <text:p>15.6898273708</text:p>
          </table:table-cell>
          <table:table-cell office:value-type="float" office:value="16.6405747857358" calcext:value-type="float">
            <text:p>16.6405747857</text:p>
          </table:table-cell>
          <table:table-cell office:value-type="float" office:value="9.97200546088024" calcext:value-type="float">
            <text:p>9.9720054609</text:p>
          </table:table-cell>
          <table:table-cell office:value-type="float" office:value="6.82244700176027" calcext:value-type="float">
            <text:p>6.8224470018</text:p>
          </table:table-cell>
          <table:table-cell office:value-type="float" office:value="2.5" calcext:value-type="float">
            <text:p>2.5</text:p>
          </table:table-cell>
          <table:table-cell office:value-type="float" office:value="48.37514538084" calcext:value-type="float">
            <text:p>48.375145380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matrix-columns-spanned="6" table:number-matrix-rows-spanned="1" table:formula="of:=MMULT([.C34:.H34];TransMat)" office:value-type="float" office:value="15.902574235434" calcext:value-type="float">
            <text:p>15.9025742354</text:p>
          </table:table-cell>
          <table:table-cell office:value-type="float" office:value="16.3676032651661" calcext:value-type="float">
            <text:p>16.3676032652</text:p>
          </table:table-cell>
          <table:table-cell office:value-type="float" office:value="10.1034942839377" calcext:value-type="float">
            <text:p>10.1034942839</text:p>
          </table:table-cell>
          <table:table-cell office:value-type="float" office:value="6.7381023208741" calcext:value-type="float">
            <text:p>6.7381023209</text:p>
          </table:table-cell>
          <table:table-cell office:value-type="float" office:value="2.5" calcext:value-type="float">
            <text:p>2.5</text:p>
          </table:table-cell>
          <table:table-cell office:value-type="float" office:value="48.3882258945881" calcext:value-type="float">
            <text:p>48.38822589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matrix-columns-spanned="6" table:number-matrix-rows-spanned="1" table:formula="of:=MMULT([.C35:.H35];TransMat)" office:value-type="float" office:value="15.7148683604386" calcext:value-type="float">
            <text:p>15.7148683604</text:p>
          </table:table-cell>
          <table:table-cell office:value-type="float" office:value="16.5484381001189" calcext:value-type="float">
            <text:p>16.5484381001</text:p>
          </table:table-cell>
          <table:table-cell office:value-type="float" office:value="9.9874813876956" calcext:value-type="float">
            <text:p>9.9874813877</text:p>
          </table:table-cell>
          <table:table-cell office:value-type="float" office:value="6.79398507067354" calcext:value-type="float">
            <text:p>6.7939850707</text:p>
          </table:table-cell>
          <table:table-cell office:value-type="float" office:value="2.5" calcext:value-type="float">
            <text:p>2.5</text:p>
          </table:table-cell>
          <table:table-cell office:value-type="float" office:value="48.4552270810734" calcext:value-type="float">
            <text:p>48.45522708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matrix-columns-spanned="6" table:number-matrix-rows-spanned="1" table:formula="of:=MMULT([.C36:.H36];TransMat)" office:value-type="float" office:value="15.839223502623" calcext:value-type="float">
            <text:p>15.8392235026</text:p>
          </table:table-cell>
          <table:table-cell office:value-type="float" office:value="16.3888881063728" calcext:value-type="float">
            <text:p>16.3888881064</text:p>
          </table:table-cell>
          <table:table-cell office:value-type="float" office:value="10.0643361925505" calcext:value-type="float">
            <text:p>10.0643361926</text:p>
          </table:table-cell>
          <table:table-cell office:value-type="float" office:value="6.74467958977063" calcext:value-type="float">
            <text:p>6.7446795898</text:p>
          </table:table-cell>
          <table:table-cell office:value-type="float" office:value="2.5" calcext:value-type="float">
            <text:p>2.5</text:p>
          </table:table-cell>
          <table:table-cell office:value-type="float" office:value="48.462872608683" calcext:value-type="float">
            <text:p>48.46287260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matrix-columns-spanned="6" table:number-matrix-rows-spanned="1" table:formula="of:=MMULT([.C37:.H37];TransMat)" office:value-type="float" office:value="15.7295050965135" calcext:value-type="float">
            <text:p>15.7295050965</text:p>
          </table:table-cell>
          <table:table-cell office:value-type="float" office:value="16.4945899772296" calcext:value-type="float">
            <text:p>16.4945899772</text:p>
          </table:table-cell>
          <table:table-cell office:value-type="float" office:value="9.99652744520844" calcext:value-type="float">
            <text:p>9.9965274452</text:p>
          </table:table-cell>
          <table:table-cell office:value-type="float" office:value="6.77734288183397" calcext:value-type="float">
            <text:p>6.7773428818</text:p>
          </table:table-cell>
          <table:table-cell office:value-type="float" office:value="2.5" calcext:value-type="float">
            <text:p>2.5</text:p>
          </table:table-cell>
          <table:table-cell office:value-type="float" office:value="48.5020345992145" calcext:value-type="float">
            <text:p>48.50203459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matrix-columns-spanned="6" table:number-matrix-rows-spanned="1" table:formula="of:=MMULT([.C38:.H38];TransMat)" office:value-type="float" office:value="15.8021921898814" calcext:value-type="float">
            <text:p>15.8021921899</text:p>
          </table:table-cell>
          <table:table-cell office:value-type="float" office:value="16.4013293320365" calcext:value-type="float">
            <text:p>16.401329332</text:p>
          </table:table-cell>
          <table:table-cell office:value-type="float" office:value="10.0414507403226" calcext:value-type="float">
            <text:p>10.0414507403</text:p>
          </table:table-cell>
          <table:table-cell office:value-type="float" office:value="6.74852416421359" calcext:value-type="float">
            <text:p>6.7485241642</text:p>
          </table:table-cell>
          <table:table-cell office:value-type="float" office:value="2.5" calcext:value-type="float">
            <text:p>2.5</text:p>
          </table:table-cell>
          <table:table-cell office:value-type="float" office:value="48.5065035735459" calcext:value-type="float">
            <text:p>48.506503573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matrix-columns-spanned="6" table:number-matrix-rows-spanned="1" table:formula="of:=MMULT([.C39:.H39];TransMat)" office:value-type="float" office:value="15.738060505697" calcext:value-type="float">
            <text:p>15.7380605057</text:p>
          </table:table-cell>
          <table:table-cell office:value-type="float" office:value="16.4631133613992" calcext:value-type="float">
            <text:p>16.4631133614</text:p>
          </table:table-cell>
          <table:table-cell office:value-type="float" office:value="10.0018149661155" calcext:value-type="float">
            <text:p>10.0018149661</text:p>
          </table:table-cell>
          <table:table-cell office:value-type="float" office:value="6.76761656463709" calcext:value-type="float">
            <text:p>6.7676165646</text:p>
          </table:table-cell>
          <table:table-cell office:value-type="float" office:value="2.5" calcext:value-type="float">
            <text:p>2.5</text:p>
          </table:table-cell>
          <table:table-cell office:value-type="float" office:value="48.5293946021511" calcext:value-type="float">
            <text:p>48.529394602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matrix-columns-spanned="6" table:number-matrix-rows-spanned="1" table:formula="of:=MMULT([.C40:.H40];TransMat)" office:value-type="float" office:value="15.7805472585362" calcext:value-type="float">
            <text:p>15.7805472585</text:p>
          </table:table-cell>
          <table:table-cell office:value-type="float" office:value="16.4086014298425" calcext:value-type="float">
            <text:p>16.4086014298</text:p>
          </table:table-cell>
          <table:table-cell office:value-type="float" office:value="10.0280731785947" calcext:value-type="float">
            <text:p>10.0280731786</text:p>
          </table:table-cell>
          <table:table-cell office:value-type="float" office:value="6.75077136059908" calcext:value-type="float">
            <text:p>6.7507713606</text:p>
          </table:table-cell>
          <table:table-cell office:value-type="float" office:value="2.5" calcext:value-type="float">
            <text:p>2.5</text:p>
          </table:table-cell>
          <table:table-cell office:value-type="float" office:value="48.5320067724275" calcext:value-type="float">
            <text:p>48.53200677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matrix-columns-spanned="6" table:number-matrix-rows-spanned="1" table:formula="of:=MMULT([.C41:.H41];TransMat)" office:value-type="float" office:value="15.7430612641923" calcext:value-type="float">
            <text:p>15.7430612642</text:p>
          </table:table-cell>
          <table:table-cell office:value-type="float" office:value="16.4447151697558" calcext:value-type="float">
            <text:p>16.4447151698</text:p>
          </table:table-cell>
          <table:table-cell office:value-type="float" office:value="10.0049056076831" calcext:value-type="float">
            <text:p>10.0049056077</text:p>
          </table:table-cell>
          <table:table-cell office:value-type="float" office:value="6.76193110090273" calcext:value-type="float">
            <text:p>6.7619311009</text:p>
          </table:table-cell>
          <table:table-cell office:value-type="float" office:value="2.5" calcext:value-type="float">
            <text:p>2.5</text:p>
          </table:table-cell>
          <table:table-cell office:value-type="float" office:value="48.5453868574661" calcext:value-type="float">
            <text:p>48.54538685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matrix-columns-spanned="6" table:number-matrix-rows-spanned="1" table:formula="of:=MMULT([.C42:.H42];TransMat)" office:value-type="float" office:value="15.7678953829135" calcext:value-type="float">
            <text:p>15.7678953829</text:p>
          </table:table-cell>
          <table:table-cell office:value-type="float" office:value="16.4128520745634" calcext:value-type="float">
            <text:p>16.4128520746</text:p>
          </table:table-cell>
          <table:table-cell office:value-type="float" office:value="10.0202539471462" calcext:value-type="float">
            <text:p>10.0202539471</text:p>
          </table:table-cell>
          <table:table-cell office:value-type="float" office:value="6.7520848832653" calcext:value-type="float">
            <text:p>6.7520848833</text:p>
          </table:table-cell>
          <table:table-cell office:value-type="float" office:value="2.5" calcext:value-type="float">
            <text:p>2.5</text:p>
          </table:table-cell>
          <table:table-cell office:value-type="float" office:value="48.5469137121115" calcext:value-type="float">
            <text:p>48.546913712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matrix-columns-spanned="6" table:number-matrix-rows-spanned="1" table:formula="of:=MMULT([.C43:.H43];TransMat)" office:value-type="float" office:value="15.745984282465" calcext:value-type="float">
            <text:p>15.7459842825</text:p>
          </table:table-cell>
          <table:table-cell office:value-type="float" office:value="16.4339610754765" calcext:value-type="float">
            <text:p>16.4339610755</text:p>
          </table:table-cell>
          <table:table-cell office:value-type="float" office:value="10.0067121316895" calcext:value-type="float">
            <text:p>10.0067121317</text:p>
          </table:table-cell>
          <table:table-cell office:value-type="float" office:value="6.75860792753714" calcext:value-type="float">
            <text:p>6.7586079275</text:p>
          </table:table-cell>
          <table:table-cell office:value-type="float" office:value="2.5" calcext:value-type="float">
            <text:p>2.5</text:p>
          </table:table-cell>
          <table:table-cell office:value-type="float" office:value="48.5547345828319" calcext:value-type="float">
            <text:p>48.554734582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matrix-columns-spanned="6" table:number-matrix-rows-spanned="1" table:formula="of:=MMULT([.C44:.H44];TransMat)" office:value-type="float" office:value="15.7605001954841" calcext:value-type="float">
            <text:p>15.7605001955</text:p>
          </table:table-cell>
          <table:table-cell office:value-type="float" office:value="16.4153366400952" calcext:value-type="float">
            <text:p>16.4153366401</text:p>
          </table:table-cell>
          <table:table-cell office:value-type="float" office:value="10.0156834570775" calcext:value-type="float">
            <text:p>10.0156834571</text:p>
          </table:table-cell>
          <table:table-cell office:value-type="float" office:value="6.75285265596802" calcext:value-type="float">
            <text:p>6.752852656</text:p>
          </table:table-cell>
          <table:table-cell office:value-type="float" office:value="2.5" calcext:value-type="float">
            <text:p>2.5</text:p>
          </table:table-cell>
          <table:table-cell office:value-type="float" office:value="48.5556270513752" calcext:value-type="float">
            <text:p>48.55562705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matrix-columns-spanned="6" table:number-matrix-rows-spanned="1" table:formula="of:=MMULT([.C45:.H45];TransMat)" office:value-type="float" office:value="15.7476928296133" calcext:value-type="float">
            <text:p>15.7476928296</text:p>
          </table:table-cell>
          <table:table-cell office:value-type="float" office:value="16.4276751661615" calcext:value-type="float">
            <text:p>16.4276751662</text:p>
          </table:table-cell>
          <table:table-cell office:value-type="float" office:value="10.0077680720405" calcext:value-type="float">
            <text:p>10.007768072</text:p>
          </table:table-cell>
          <table:table-cell office:value-type="float" office:value="6.75666546925794" calcext:value-type="float">
            <text:p>6.7566654693</text:p>
          </table:table-cell>
          <table:table-cell office:value-type="float" office:value="2.5" calcext:value-type="float">
            <text:p>2.5</text:p>
          </table:table-cell>
          <table:table-cell office:value-type="float" office:value="48.5601984629268" calcext:value-type="float">
            <text:p>48.560198462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matrix-columns-spanned="6" table:number-matrix-rows-spanned="1" table:formula="of:=MMULT([.C46:.H46];TransMat)" office:value-type="float" office:value="15.7561775944879" calcext:value-type="float">
            <text:p>15.7561775945</text:p>
          </table:table-cell>
          <table:table-cell office:value-type="float" office:value="16.4167889051713" calcext:value-type="float">
            <text:p>16.4167889052</text:p>
          </table:table-cell>
          <table:table-cell office:value-type="float" office:value="10.0130119456186" calcext:value-type="float">
            <text:p>10.0130119456</text:p>
          </table:table-cell>
          <table:table-cell office:value-type="float" office:value="6.7533014306172" calcext:value-type="float">
            <text:p>6.7533014306</text:p>
          </table:table-cell>
          <table:table-cell office:value-type="float" office:value="2.5" calcext:value-type="float">
            <text:p>2.5</text:p>
          </table:table-cell>
          <table:table-cell office:value-type="float" office:value="48.560720124105" calcext:value-type="float">
            <text:p>48.56072012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matrix-columns-spanned="6" table:number-matrix-rows-spanned="1" table:formula="of:=MMULT([.C47:.H47];TransMat)" office:value-type="float" office:value="15.7486915007224" calcext:value-type="float">
            <text:p>15.7486915007</text:p>
          </table:table-cell>
          <table:table-cell office:value-type="float" office:value="16.4240009553147" calcext:value-type="float">
            <text:p>16.4240009553</text:p>
          </table:table-cell>
          <table:table-cell office:value-type="float" office:value="10.0083852846978" calcext:value-type="float">
            <text:p>10.0083852847</text:p>
          </table:table-cell>
          <table:table-cell office:value-type="float" office:value="6.75553007688792" calcext:value-type="float">
            <text:p>6.7555300769</text:p>
          </table:table-cell>
          <table:table-cell office:value-type="float" office:value="2.5" calcext:value-type="float">
            <text:p>2.5</text:p>
          </table:table-cell>
          <table:table-cell office:value-type="float" office:value="48.5633921823772" calcext:value-type="float">
            <text:p>48.56339218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matrix-columns-spanned="6" table:number-matrix-rows-spanned="1" table:formula="of:=MMULT([.C48:.H48];TransMat)" office:value-type="float" office:value="15.7536509713635" calcext:value-type="float">
            <text:p>15.7536509714</text:p>
          </table:table-cell>
          <table:table-cell office:value-type="float" office:value="16.4176377756141" calcext:value-type="float">
            <text:p>16.4176377756</text:p>
          </table:table-cell>
          <table:table-cell office:value-type="float" office:value="10.0114504060087" calcext:value-type="float">
            <text:p>10.011450406</text:p>
          </table:table-cell>
          <table:table-cell office:value-type="float" office:value="6.75356374599656" calcext:value-type="float">
            <text:p>6.753563746</text:p>
          </table:table-cell>
          <table:table-cell office:value-type="float" office:value="2.5" calcext:value-type="float">
            <text:p>2.5</text:p>
          </table:table-cell>
          <table:table-cell office:value-type="float" office:value="48.5636971010172" calcext:value-type="float">
            <text:p>48.56369710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matrix-columns-spanned="6" table:number-matrix-rows-spanned="1" table:formula="of:=MMULT([.C49:.H49];TransMat)" office:value-type="float" office:value="15.7492752387331" calcext:value-type="float">
            <text:p>15.7492752387</text:p>
          </table:table-cell>
          <table:table-cell office:value-type="float" office:value="16.4218533256589" calcext:value-type="float">
            <text:p>16.4218533257</text:p>
          </table:table-cell>
          <table:table-cell office:value-type="float" office:value="10.008746054636" calcext:value-type="float">
            <text:p>10.0087460546</text:p>
          </table:table-cell>
          <table:table-cell office:value-type="float" office:value="6.75486642255371" calcext:value-type="float">
            <text:p>6.7548664226</text:p>
          </table:table-cell>
          <table:table-cell office:value-type="float" office:value="2.5" calcext:value-type="float">
            <text:p>2.5</text:p>
          </table:table-cell>
          <table:table-cell office:value-type="float" office:value="48.5652589584183" calcext:value-type="float">
            <text:p>48.56525895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matrix-columns-spanned="6" table:number-matrix-rows-spanned="1" table:formula="of:=MMULT([.C50:.H50];TransMat)" office:value-type="float" office:value="15.7521741225757" calcext:value-type="float">
            <text:p>15.7521741226</text:p>
          </table:table-cell>
          <table:table-cell office:value-type="float" office:value="16.4181339529231" calcext:value-type="float">
            <text:p>16.4181339529</text:p>
          </table:table-cell>
          <table:table-cell office:value-type="float" office:value="10.0105376634051" calcext:value-type="float">
            <text:p>10.0105376634</text:p>
          </table:table-cell>
          <table:table-cell office:value-type="float" office:value="6.75371707322029" calcext:value-type="float">
            <text:p>6.7537170732</text:p>
          </table:table-cell>
          <table:table-cell office:value-type="float" office:value="2.5" calcext:value-type="float">
            <text:p>2.5</text:p>
          </table:table-cell>
          <table:table-cell office:value-type="float" office:value="48.5654371878758" calcext:value-type="float">
            <text:p>48.565437187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matrix-columns-spanned="6" table:number-matrix-rows-spanned="1" table:formula="of:=MMULT([.C51:.H51];TransMat)" office:value-type="float" office:value="15.7496164422296" calcext:value-type="float">
            <text:p>15.7496164422</text:p>
          </table:table-cell>
          <table:table-cell office:value-type="float" office:value="16.4205980041894" calcext:value-type="float">
            <text:p>16.4205980042</text:p>
          </table:table-cell>
          <table:table-cell office:value-type="float" office:value="10.0089569299923" calcext:value-type="float">
            <text:p>10.00895693</text:p>
          </table:table-cell>
          <table:table-cell office:value-type="float" office:value="6.75447850694715" calcext:value-type="float">
            <text:p>6.7544785069</text:p>
          </table:table-cell>
          <table:table-cell office:value-type="float" office:value="2.5" calcext:value-type="float">
            <text:p>2.5</text:p>
          </table:table-cell>
          <table:table-cell office:value-type="float" office:value="48.5663501166416" calcext:value-type="float">
            <text:p>48.566350116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matrix-columns-spanned="6" table:number-matrix-rows-spanned="1" table:formula="of:=MMULT([.C52:.H52];TransMat)" office:value-type="float" office:value="15.7513108826856" calcext:value-type="float">
            <text:p>15.7513108827</text:p>
          </table:table-cell>
          <table:table-cell office:value-type="float" office:value="16.4184239758951" calcext:value-type="float">
            <text:p>16.4184239759</text:p>
          </table:table-cell>
          <table:table-cell office:value-type="float" office:value="10.0100041517805" calcext:value-type="float">
            <text:p>10.0100041518</text:p>
          </table:table-cell>
          <table:table-cell office:value-type="float" office:value="6.75380669524673" calcext:value-type="float">
            <text:p>6.7538066952</text:p>
          </table:table-cell>
          <table:table-cell office:value-type="float" office:value="2.5" calcext:value-type="float">
            <text:p>2.5</text:p>
          </table:table-cell>
          <table:table-cell office:value-type="float" office:value="48.5664542943921" calcext:value-type="float">
            <text:p>48.56645429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matrix-columns-spanned="6" table:number-matrix-rows-spanned="1" table:formula="of:=MMULT([.C53:.H53];TransMat)" office:value-type="float" office:value="15.7498158807152" calcext:value-type="float">
            <text:p>15.7498158807</text:p>
          </table:table-cell>
          <table:table-cell office:value-type="float" office:value="16.4198642502827" calcext:value-type="float">
            <text:p>16.4198642503</text:p>
          </table:table-cell>
          <table:table-cell office:value-type="float" office:value="10.0090801897554" calcext:value-type="float">
            <text:p>10.0090801898</text:p>
          </table:table-cell>
          <table:table-cell office:value-type="float" office:value="6.7542517645067" calcext:value-type="float">
            <text:p>6.7542517645</text:p>
          </table:table-cell>
          <table:table-cell office:value-type="float" office:value="2.5" calcext:value-type="float">
            <text:p>2.5</text:p>
          </table:table-cell>
          <table:table-cell office:value-type="float" office:value="48.56698791474" calcext:value-type="float">
            <text:p>48.566987914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matrix-columns-spanned="6" table:number-matrix-rows-spanned="1" table:formula="of:=MMULT([.C54:.H54];TransMat)" office:value-type="float" office:value="15.7508063062009" calcext:value-type="float">
            <text:p>15.7508063062</text:p>
          </table:table-cell>
          <table:table-cell office:value-type="float" office:value="16.4185934986079" calcext:value-type="float">
            <text:p>16.4185934986</text:p>
          </table:table-cell>
          <table:table-cell office:value-type="float" office:value="10.0096923063702" calcext:value-type="float">
            <text:p>10.0096923064</text:p>
          </table:table-cell>
          <table:table-cell office:value-type="float" office:value="6.75385908064606" calcext:value-type="float">
            <text:p>6.7538590806</text:p>
          </table:table-cell>
          <table:table-cell office:value-type="float" office:value="2.5" calcext:value-type="float">
            <text:p>2.5</text:p>
          </table:table-cell>
          <table:table-cell office:value-type="float" office:value="48.5670488081751" calcext:value-type="float">
            <text:p>48.56704880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matrix-columns-spanned="6" table:number-matrix-rows-spanned="1" table:formula="of:=MMULT([.C55:.H55];TransMat)" office:value-type="float" office:value="15.7499324554575" calcext:value-type="float">
            <text:p>15.7499324555</text:p>
          </table:table-cell>
          <table:table-cell office:value-type="float" office:value="16.4194353602707" calcext:value-type="float">
            <text:p>16.4194353603</text:p>
          </table:table-cell>
          <table:table-cell office:value-type="float" office:value="10.0091522369084" calcext:value-type="float">
            <text:p>10.0091522369</text:p>
          </table:table-cell>
          <table:table-cell office:value-type="float" office:value="6.75411923020732" calcext:value-type="float">
            <text:p>6.7541192302</text:p>
          </table:table-cell>
          <table:table-cell office:value-type="float" office:value="2.5" calcext:value-type="float">
            <text:p>2.5</text:p>
          </table:table-cell>
          <table:table-cell office:value-type="float" office:value="48.5673607171561" calcext:value-type="float">
            <text:p>48.56736071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matrix-columns-spanned="6" table:number-matrix-rows-spanned="1" table:formula="of:=MMULT([.C56:.H56];TransMat)" office:value-type="float" office:value="15.7505113737913" calcext:value-type="float">
            <text:p>15.7505113738</text:p>
          </table:table-cell>
          <table:table-cell office:value-type="float" office:value="16.4186925871389" calcext:value-type="float">
            <text:p>16.4186925871</text:p>
          </table:table-cell>
          <table:table-cell office:value-type="float" office:value="10.0095100281151" calcext:value-type="float">
            <text:p>10.0095100281</text:p>
          </table:table-cell>
          <table:table-cell office:value-type="float" office:value="6.75388970068605" calcext:value-type="float">
            <text:p>6.7538897007</text:p>
          </table:table-cell>
          <table:table-cell office:value-type="float" office:value="2.5" calcext:value-type="float">
            <text:p>2.5</text:p>
          </table:table-cell>
          <table:table-cell office:value-type="float" office:value="48.5673963102687" calcext:value-type="float">
            <text:p>48.567396310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matrix-columns-spanned="6" table:number-matrix-rows-spanned="1" table:formula="of:=MMULT([.C57:.H57];TransMat)" office:value-type="float" office:value="15.7500005951172" calcext:value-type="float">
            <text:p>15.7500005951</text:p>
          </table:table-cell>
          <table:table-cell office:value-type="float" office:value="16.4191846677226" calcext:value-type="float">
            <text:p>16.4191846677</text:p>
          </table:table-cell>
          <table:table-cell office:value-type="float" office:value="10.009194349534" calcext:value-type="float">
            <text:p>10.0091943495</text:p>
          </table:table-cell>
          <table:table-cell office:value-type="float" office:value="6.7540417619489" calcext:value-type="float">
            <text:p>6.7540417619</text:p>
          </table:table-cell>
          <table:table-cell office:value-type="float" office:value="2.5" calcext:value-type="float">
            <text:p>2.5</text:p>
          </table:table-cell>
          <table:table-cell office:value-type="float" office:value="48.5675786256773" calcext:value-type="float">
            <text:p>48.56757862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matrix-columns-spanned="6" table:number-matrix-rows-spanned="1" table:formula="of:=MMULT([.C58:.H58];TransMat)" office:value-type="float" office:value="15.7503389814387" calcext:value-type="float">
            <text:p>15.7503389814</text:p>
          </table:table-cell>
          <table:table-cell office:value-type="float" office:value="16.4187505058496" calcext:value-type="float">
            <text:p>16.4187505058</text:p>
          </table:table-cell>
          <table:table-cell office:value-type="float" office:value="10.0094034837821" calcext:value-type="float">
            <text:p>10.0094034838</text:p>
          </table:table-cell>
          <table:table-cell office:value-type="float" office:value="6.75390759855196" calcext:value-type="float">
            <text:p>6.7539075986</text:p>
          </table:table-cell>
          <table:table-cell office:value-type="float" office:value="2.5" calcext:value-type="float">
            <text:p>2.5</text:p>
          </table:table-cell>
          <table:table-cell office:value-type="float" office:value="48.5675994303777" calcext:value-type="float">
            <text:p>48.567599430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matrix-columns-spanned="6" table:number-matrix-rows-spanned="1" table:formula="of:=MMULT([.C59:.H59];TransMat)" office:value-type="float" office:value="15.7500404237552" calcext:value-type="float">
            <text:p>15.7500404238</text:p>
          </table:table-cell>
          <table:table-cell office:value-type="float" office:value="16.4190381342229" calcext:value-type="float">
            <text:p>16.4190381342</text:p>
          </table:table-cell>
          <table:table-cell office:value-type="float" office:value="10.0092189649861" calcext:value-type="float">
            <text:p>10.009218965</text:p>
          </table:table-cell>
          <table:table-cell office:value-type="float" office:value="6.75399648060739" calcext:value-type="float">
            <text:p>6.7539964806</text:p>
          </table:table-cell>
          <table:table-cell office:value-type="float" office:value="2.5" calcext:value-type="float">
            <text:p>2.5</text:p>
          </table:table-cell>
          <table:table-cell office:value-type="float" office:value="48.5677059964284" calcext:value-type="float">
            <text:p>48.56770599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matrix-columns-spanned="6" table:number-matrix-rows-spanned="1" table:formula="of:=MMULT([.C60:.H60];TransMat)" office:value-type="float" office:value="15.750238215561" calcext:value-type="float">
            <text:p>15.7502382156</text:p>
          </table:table-cell>
          <table:table-cell office:value-type="float" office:value="16.418784360192" calcext:value-type="float">
            <text:p>16.4187843602</text:p>
          </table:table-cell>
          <table:table-cell office:value-type="float" office:value="10.0093412070447" calcext:value-type="float">
            <text:p>10.009341207</text:p>
          </table:table-cell>
          <table:table-cell office:value-type="float" office:value="6.75391806011908" calcext:value-type="float">
            <text:p>6.7539180601</text:p>
          </table:table-cell>
          <table:table-cell office:value-type="float" office:value="2.5" calcext:value-type="float">
            <text:p>2.5</text:p>
          </table:table-cell>
          <table:table-cell office:value-type="float" office:value="48.5677181570832" calcext:value-type="float">
            <text:p>48.56771815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matrix-columns-spanned="6" table:number-matrix-rows-spanned="1" table:formula="of:=MMULT([.C61:.H61];TransMat)" office:value-type="float" office:value="15.7500637041828" calcext:value-type="float">
            <text:p>15.7500637042</text:p>
          </table:table-cell>
          <table:table-cell office:value-type="float" office:value="16.4189524832269" calcext:value-type="float">
            <text:p>16.4189524832</text:p>
          </table:table-cell>
          <table:table-cell office:value-type="float" office:value="10.0092333530816" calcext:value-type="float">
            <text:p>10.0092333531</text:p>
          </table:table-cell>
          <table:table-cell office:value-type="float" office:value="6.75397001299401" calcext:value-type="float">
            <text:p>6.753970013</text:p>
          </table:table-cell>
          <table:table-cell office:value-type="float" office:value="2.5" calcext:value-type="float">
            <text:p>2.5</text:p>
          </table:table-cell>
          <table:table-cell office:value-type="float" office:value="48.5677804465148" calcext:value-type="float">
            <text:p>48.56778044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matrix-columns-spanned="6" table:number-matrix-rows-spanned="1" table:formula="of:=MMULT([.C62:.H62];TransMat)" office:value-type="float" office:value="15.7501793164163" calcext:value-type="float">
            <text:p>15.7501793164</text:p>
          </table:table-cell>
          <table:table-cell office:value-type="float" office:value="16.4188041485554" calcext:value-type="float">
            <text:p>16.4188041486</text:p>
          </table:table-cell>
          <table:table-cell office:value-type="float" office:value="10.0093048053714" calcext:value-type="float">
            <text:p>10.0093048054</text:p>
          </table:table-cell>
          <table:table-cell office:value-type="float" office:value="6.75392417505967" calcext:value-type="float">
            <text:p>6.7539241751</text:p>
          </table:table-cell>
          <table:table-cell office:value-type="float" office:value="2.5" calcext:value-type="float">
            <text:p>2.5</text:p>
          </table:table-cell>
          <table:table-cell office:value-type="float" office:value="48.5677875545972" calcext:value-type="float">
            <text:p>48.56778755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matrix-columns-spanned="6" table:number-matrix-rows-spanned="1" table:formula="of:=MMULT([.C63:.H63];TransMat)" office:value-type="float" office:value="15.7500773119368" calcext:value-type="float">
            <text:p>15.7500773119</text:p>
          </table:table-cell>
          <table:table-cell office:value-type="float" office:value="16.4189024189539" calcext:value-type="float">
            <text:p>16.418902419</text:p>
          </table:table-cell>
          <table:table-cell office:value-type="float" office:value="10.009241763136" calcext:value-type="float">
            <text:p>10.0092417631</text:p>
          </table:table-cell>
          <table:table-cell office:value-type="float" office:value="6.75395454228285" calcext:value-type="float">
            <text:p>6.7539545423</text:p>
          </table:table-cell>
          <table:table-cell office:value-type="float" office:value="2.5" calcext:value-type="float">
            <text:p>2.5</text:p>
          </table:table-cell>
          <table:table-cell office:value-type="float" office:value="48.5678239636905" calcext:value-type="float">
            <text:p>48.56782396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matrix-columns-spanned="6" table:number-matrix-rows-spanned="1" table:formula="of:=MMULT([.C64:.H64];TransMat)" office:value-type="float" office:value="15.7501448889958" calcext:value-type="float">
            <text:p>15.750144889</text:p>
          </table:table-cell>
          <table:table-cell office:value-type="float" office:value="16.4188157151462" calcext:value-type="float">
            <text:p>16.4188157151</text:p>
          </table:table-cell>
          <table:table-cell office:value-type="float" office:value="10.0092835280554" calcext:value-type="float">
            <text:p>10.0092835281</text:p>
          </table:table-cell>
          <table:table-cell office:value-type="float" office:value="6.75392774933281" calcext:value-type="float">
            <text:p>6.7539277493</text:p>
          </table:table-cell>
          <table:table-cell office:value-type="float" office:value="2.5" calcext:value-type="float">
            <text:p>2.5</text:p>
          </table:table-cell>
          <table:table-cell office:value-type="float" office:value="48.5678281184697" calcext:value-type="float">
            <text:p>48.56782811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matrix-columns-spanned="6" table:number-matrix-rows-spanned="1" table:formula="of:=MMULT([.C65:.H65];TransMat)" office:value-type="float" office:value="15.75008526587" calcext:value-type="float">
            <text:p>15.7500852659</text:p>
          </table:table-cell>
          <table:table-cell office:value-type="float" office:value="16.4188731556464" calcext:value-type="float">
            <text:p>16.4188731556</text:p>
          </table:table-cell>
          <table:table-cell office:value-type="float" office:value="10.0092466789372" calcext:value-type="float">
            <text:p>10.0092466789</text:p>
          </table:table-cell>
          <table:table-cell office:value-type="float" office:value="6.75394549942354" calcext:value-type="float">
            <text:p>6.7539454994</text:p>
          </table:table-cell>
          <table:table-cell office:value-type="float" office:value="2.5" calcext:value-type="float">
            <text:p>2.5</text:p>
          </table:table-cell>
          <table:table-cell office:value-type="float" office:value="48.5678494001228" calcext:value-type="float">
            <text:p>48.567849400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matrix-columns-spanned="6" table:number-matrix-rows-spanned="1" table:formula="of:=MMULT([.C66:.H66];TransMat)" office:value-type="float" office:value="15.7501247656598" calcext:value-type="float">
            <text:p>15.7501247657</text:p>
          </table:table-cell>
          <table:table-cell office:value-type="float" office:value="16.4188224759895" calcext:value-type="float">
            <text:p>16.418822476</text:p>
          </table:table-cell>
          <table:table-cell office:value-type="float" office:value="10.0092710911497" calcext:value-type="float">
            <text:p>10.0092710911</text:p>
          </table:table-cell>
          <table:table-cell office:value-type="float" office:value="6.75392983854829" calcext:value-type="float">
            <text:p>6.7539298385</text:p>
          </table:table-cell>
          <table:table-cell office:value-type="float" office:value="2.5" calcext:value-type="float">
            <text:p>2.5</text:p>
          </table:table-cell>
          <table:table-cell office:value-type="float" office:value="48.5678518286527" calcext:value-type="float">
            <text:p>48.56785182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matrix-columns-spanned="6" table:number-matrix-rows-spanned="1" table:formula="of:=MMULT([.C67:.H67];TransMat)" office:value-type="float" office:value="15.7500899150616" calcext:value-type="float">
            <text:p>15.7500899151</text:p>
          </table:table-cell>
          <table:table-cell office:value-type="float" office:value="16.4188560508108" calcext:value-type="float">
            <text:p>16.4188560508</text:p>
          </table:table-cell>
          <table:table-cell office:value-type="float" office:value="10.0092495522956" calcext:value-type="float">
            <text:p>10.0092495523</text:p>
          </table:table-cell>
          <table:table-cell office:value-type="float" office:value="6.75394021373864" calcext:value-type="float">
            <text:p>6.7539402137</text:p>
          </table:table-cell>
          <table:table-cell office:value-type="float" office:value="2.5" calcext:value-type="float">
            <text:p>2.5</text:p>
          </table:table-cell>
          <table:table-cell office:value-type="float" office:value="48.5678642680934" calcext:value-type="float">
            <text:p>48.56786426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matrix-columns-spanned="6" table:number-matrix-rows-spanned="1" table:formula="of:=MMULT([.C68:.H68];TransMat)" office:value-type="float" office:value="15.7501130032724" calcext:value-type="float">
            <text:p>15.7501130033</text:p>
          </table:table-cell>
          <table:table-cell office:value-type="float" office:value="16.4188264278024" calcext:value-type="float">
            <text:p>16.4188264278</text:p>
          </table:table-cell>
          <table:table-cell office:value-type="float" office:value="10.0092638215946" calcext:value-type="float">
            <text:p>10.0092638216</text:p>
          </table:table-cell>
          <table:table-cell office:value-type="float" office:value="6.75393105972561" calcext:value-type="float">
            <text:p>6.7539310597</text:p>
          </table:table-cell>
          <table:table-cell office:value-type="float" office:value="2.5" calcext:value-type="float">
            <text:p>2.5</text:p>
          </table:table-cell>
          <table:table-cell office:value-type="float" office:value="48.567865687605" calcext:value-type="float">
            <text:p>48.56786568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matrix-columns-spanned="6" table:number-matrix-rows-spanned="1" table:formula="of:=MMULT([.C69:.H69];TransMat)" office:value-type="float" office:value="15.7500926325828" calcext:value-type="float">
            <text:p>15.7500926326</text:p>
          </table:table-cell>
          <table:table-cell office:value-type="float" office:value="16.4188460527816" calcext:value-type="float">
            <text:p>16.4188460528</text:p>
          </table:table-cell>
          <table:table-cell office:value-type="float" office:value="10.009251231816" calcext:value-type="float">
            <text:p>10.0092512318</text:p>
          </table:table-cell>
          <table:table-cell office:value-type="float" office:value="6.7539371241777" calcext:value-type="float">
            <text:p>6.7539371242</text:p>
          </table:table-cell>
          <table:table-cell office:value-type="float" office:value="2.5" calcext:value-type="float">
            <text:p>2.5</text:p>
          </table:table-cell>
          <table:table-cell office:value-type="float" office:value="48.567872958642" calcext:value-type="float">
            <text:p>48.567872958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matrix-columns-spanned="6" table:number-matrix-rows-spanned="1" table:formula="of:=MMULT([.C70:.H70];TransMat)" office:value-type="float" office:value="15.7501061279832" calcext:value-type="float">
            <text:p>15.750106128</text:p>
          </table:table-cell>
          <table:table-cell office:value-type="float" office:value="16.4188287376954" calcext:value-type="float">
            <text:p>16.4188287377</text:p>
          </table:table-cell>
          <table:table-cell office:value-type="float" office:value="10.0092595724322" calcext:value-type="float">
            <text:p>10.0092595724</text:p>
          </table:table-cell>
          <table:table-cell office:value-type="float" office:value="6.7539317735218" calcext:value-type="float">
            <text:p>6.7539317735</text:p>
          </table:table-cell>
          <table:table-cell office:value-type="float" office:value="2.5" calcext:value-type="float">
            <text:p>2.5</text:p>
          </table:table-cell>
          <table:table-cell office:value-type="float" office:value="48.5678737883675" calcext:value-type="float">
            <text:p>48.56787378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matrix-columns-spanned="6" table:number-matrix-rows-spanned="1" table:formula="of:=MMULT([.C71:.H71];TransMat)" office:value-type="float" office:value="15.7500942210141" calcext:value-type="float">
            <text:p>15.750094221</text:p>
          </table:table-cell>
          <table:table-cell office:value-type="float" office:value="16.4188402087857" calcext:value-type="float">
            <text:p>16.4188402088</text:p>
          </table:table-cell>
          <table:table-cell office:value-type="float" office:value="10.0092522135205" calcext:value-type="float">
            <text:p>10.0092522135</text:p>
          </table:table-cell>
          <table:table-cell office:value-type="float" office:value="6.75393531828367" calcext:value-type="float">
            <text:p>6.7539353183</text:p>
          </table:table-cell>
          <table:table-cell office:value-type="float" office:value="2.5" calcext:value-type="float">
            <text:p>2.5</text:p>
          </table:table-cell>
          <table:table-cell office:value-type="float" office:value="48.567878038396" calcext:value-type="float">
            <text:p>48.56787803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matrix-columns-spanned="6" table:number-matrix-rows-spanned="1" table:formula="of:=MMULT([.C72:.H72];TransMat)" office:value-type="float" office:value="15.7501021092751" calcext:value-type="float">
            <text:p>15.7501021093</text:p>
          </table:table-cell>
          <table:table-cell office:value-type="float" office:value="16.418830087862" calcext:value-type="float">
            <text:p>16.4188300879</text:p>
          </table:table-cell>
          <table:table-cell office:value-type="float" office:value="10.0092570887339" calcext:value-type="float">
            <text:p>10.0092570887</text:p>
          </table:table-cell>
          <table:table-cell office:value-type="float" office:value="6.75393219074622" calcext:value-type="float">
            <text:p>6.7539321907</text:p>
          </table:table-cell>
          <table:table-cell office:value-type="float" office:value="2.5" calcext:value-type="float">
            <text:p>2.5</text:p>
          </table:table-cell>
          <table:table-cell office:value-type="float" office:value="48.5678785233828" calcext:value-type="float">
            <text:p>48.56787852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matrix-columns-spanned="6" table:number-matrix-rows-spanned="1" table:formula="of:=MMULT([.C73:.H73];TransMat)" office:value-type="float" office:value="15.7500951494756" calcext:value-type="float">
            <text:p>15.7500951495</text:p>
          </table:table-cell>
          <table:table-cell office:value-type="float" office:value="16.4188367928838" calcext:value-type="float">
            <text:p>16.4188367929</text:p>
          </table:table-cell>
          <table:table-cell office:value-type="float" office:value="10.0092527873413" calcext:value-type="float">
            <text:p>10.0092527873</text:p>
          </table:table-cell>
          <table:table-cell office:value-type="float" office:value="6.75393426271192" calcext:value-type="float">
            <text:p>6.7539342627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10075873" calcext:value-type="float">
            <text:p>48.56788100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matrix-columns-spanned="6" table:number-matrix-rows-spanned="1" table:formula="of:=MMULT([.C74:.H74];TransMat)" office:value-type="float" office:value="15.7500997602807" calcext:value-type="float">
            <text:p>15.7500997603</text:p>
          </table:table-cell>
          <table:table-cell office:value-type="float" office:value="16.4188308770543" calcext:value-type="float">
            <text:p>16.4188308771</text:p>
          </table:table-cell>
          <table:table-cell office:value-type="float" office:value="10.0092556369756" calcext:value-type="float">
            <text:p>10.009255637</text:p>
          </table:table-cell>
          <table:table-cell office:value-type="float" office:value="6.75393243462006" calcext:value-type="float">
            <text:p>6.7539324346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12910693" calcext:value-type="float">
            <text:p>48.56788129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matrix-columns-spanned="6" table:number-matrix-rows-spanned="1" table:formula="of:=MMULT([.C75:.H75];TransMat)" office:value-type="float" office:value="15.7500956921751" calcext:value-type="float">
            <text:p>15.7500956922</text:p>
          </table:table-cell>
          <table:table-cell office:value-type="float" office:value="16.4188347962386" calcext:value-type="float">
            <text:p>16.4188347962</text:p>
          </table:table-cell>
          <table:table-cell office:value-type="float" office:value="10.0092531227481" calcext:value-type="float">
            <text:p>10.0092531227</text:p>
          </table:table-cell>
          <table:table-cell office:value-type="float" office:value="6.75393364571464" calcext:value-type="float">
            <text:p>6.7539336457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27431235" calcext:value-type="float">
            <text:p>48.567882743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number-matrix-columns-spanned="6" table:number-matrix-rows-spanned="1" table:formula="of:=MMULT([.C76:.H76];TransMat)" office:value-type="float" office:value="15.7500983872589" calcext:value-type="float">
            <text:p>15.7500983873</text:p>
          </table:table-cell>
          <table:table-cell office:value-type="float" office:value="16.4188313383489" calcext:value-type="float">
            <text:p>16.4188313383</text:p>
          </table:table-cell>
          <table:table-cell office:value-type="float" office:value="10.0092547884014" calcext:value-type="float">
            <text:p>10.0092547884</text:p>
          </table:table-cell>
          <table:table-cell office:value-type="float" office:value="6.75393257716793" calcext:value-type="float">
            <text:p>6.7539325772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29088229" calcext:value-type="float">
            <text:p>48.567882908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number-matrix-columns-spanned="6" table:number-matrix-rows-spanned="1" table:formula="of:=MMULT([.C77:.H77];TransMat)" office:value-type="float" office:value="15.750096009391" calcext:value-type="float">
            <text:p>15.7500960094</text:p>
          </table:table-cell>
          <table:table-cell office:value-type="float" office:value="16.41883362917" calcext:value-type="float">
            <text:p>16.4188336292</text:p>
          </table:table-cell>
          <table:table-cell office:value-type="float" office:value="10.0092533187983" calcext:value-type="float">
            <text:p>10.0092533188</text:p>
          </table:table-cell>
          <table:table-cell office:value-type="float" office:value="6.7539332850706" calcext:value-type="float">
            <text:p>6.7539332851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37575701" calcext:value-type="float">
            <text:p>48.56788375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matrix-columns-spanned="6" table:number-matrix-rows-spanned="1" table:formula="of:=MMULT([.C78:.H78];TransMat)" office:value-type="float" office:value="15.7500975847073" calcext:value-type="float">
            <text:p>15.7500975847</text:p>
          </table:table-cell>
          <table:table-cell office:value-type="float" office:value="16.4188316079824" calcext:value-type="float">
            <text:p>16.418831608</text:p>
          </table:table-cell>
          <table:table-cell office:value-type="float" office:value="10.0092542923973" calcext:value-type="float">
            <text:p>10.0092542924</text:p>
          </table:table-cell>
          <table:table-cell office:value-type="float" office:value="6.75393266048926" calcext:value-type="float">
            <text:p>6.7539326605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38544238" calcext:value-type="float">
            <text:p>48.56788385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matrix-columns-spanned="6" table:number-matrix-rows-spanned="1" table:formula="of:=MMULT([.C79:.H79];TransMat)" office:value-type="float" office:value="15.7500961948084" calcext:value-type="float">
            <text:p>15.7500961948</text:p>
          </table:table-cell>
          <table:table-cell office:value-type="float" office:value="16.4188329470012" calcext:value-type="float">
            <text:p>16.418832947</text:p>
          </table:table-cell>
          <table:table-cell office:value-type="float" office:value="10.0092534333925" calcext:value-type="float">
            <text:p>10.0092534334</text:p>
          </table:table-cell>
          <table:table-cell office:value-type="float" office:value="6.75393307426884" calcext:value-type="float">
            <text:p>6.7539330743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43505291" calcext:value-type="float">
            <text:p>48.567884350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matrix-columns-spanned="6" table:number-matrix-rows-spanned="1" table:formula="of:=MMULT([.C80:.H80];TransMat)" office:value-type="float" office:value="15.750097115604" calcext:value-type="float">
            <text:p>15.7500971156</text:p>
          </table:table-cell>
          <table:table-cell office:value-type="float" office:value="16.4188317655871" calcext:value-type="float">
            <text:p>16.4188317656</text:p>
          </table:table-cell>
          <table:table-cell office:value-type="float" office:value="10.0092540024755" calcext:value-type="float">
            <text:p>10.0092540025</text:p>
          </table:table-cell>
          <table:table-cell office:value-type="float" office:value="6.75393270919181" calcext:value-type="float">
            <text:p>6.7539327092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44071416" calcext:value-type="float">
            <text:p>48.56788440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matrix-columns-spanned="6" table:number-matrix-rows-spanned="1" table:formula="of:=MMULT([.C81:.H81];TransMat)" office:value-type="float" office:value="15.7500963031876" calcext:value-type="float">
            <text:p>15.7500963032</text:p>
          </table:table-cell>
          <table:table-cell office:value-type="float" office:value="16.4188325482634" calcext:value-type="float">
            <text:p>16.4188325483</text:p>
          </table:table-cell>
          <table:table-cell office:value-type="float" office:value="10.0092535003745" calcext:value-type="float">
            <text:p>10.0092535004</text:p>
          </table:table-cell>
          <table:table-cell office:value-type="float" office:value="6.75393295105209" calcext:value-type="float">
            <text:p>6.7539329511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46971224" calcext:value-type="float">
            <text:p>48.56788469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matrix-columns-spanned="6" table:number-matrix-rows-spanned="1" table:formula="of:=MMULT([.C82:.H82];TransMat)" office:value-type="float" office:value="15.7500968414062" calcext:value-type="float">
            <text:p>15.7500968414</text:p>
          </table:table-cell>
          <table:table-cell office:value-type="float" office:value="16.4188318577094" calcext:value-type="float">
            <text:p>16.4188318577</text:p>
          </table:table-cell>
          <table:table-cell office:value-type="float" office:value="10.009253833012" calcext:value-type="float">
            <text:p>10.009253833</text:p>
          </table:table-cell>
          <table:table-cell office:value-type="float" office:value="6.75393273765917" calcext:value-type="float">
            <text:p>6.7539327377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47302132" calcext:value-type="float">
            <text:p>48.567884730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matrix-columns-spanned="6" table:number-matrix-rows-spanned="1" table:formula="of:=MMULT([.C83:.H83];TransMat)" office:value-type="float" office:value="15.7500963665368" calcext:value-type="float">
            <text:p>15.7500963665</text:p>
          </table:table-cell>
          <table:table-cell office:value-type="float" office:value="16.4188323151953" calcext:value-type="float">
            <text:p>16.4188323152</text:p>
          </table:table-cell>
          <table:table-cell office:value-type="float" office:value="10.0092535395265" calcext:value-type="float">
            <text:p>10.0092535395</text:p>
          </table:table-cell>
          <table:table-cell office:value-type="float" office:value="6.75393287903008" calcext:value-type="float">
            <text:p>6.753932879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48997113" calcext:value-type="float">
            <text:p>48.567884899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matrix-columns-spanned="6" table:number-matrix-rows-spanned="1" table:formula="of:=MMULT([.C84:.H84];TransMat)" office:value-type="float" office:value="15.7500966811336" calcext:value-type="float">
            <text:p>15.7500966811</text:p>
          </table:table-cell>
          <table:table-cell office:value-type="float" office:value="16.4188319115563" calcext:value-type="float">
            <text:p>16.4188319116</text:p>
          </table:table-cell>
          <table:table-cell office:value-type="float" office:value="10.009253733958" calcext:value-type="float">
            <text:p>10.009253734</text:p>
          </table:table-cell>
          <table:table-cell office:value-type="float" office:value="6.75393275429876" calcext:value-type="float">
            <text:p>6.7539327543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49190534" calcext:value-type="float">
            <text:p>48.567884919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matrix-columns-spanned="6" table:number-matrix-rows-spanned="1" table:formula="of:=MMULT([.C85:.H85];TransMat)" office:value-type="float" office:value="15.7500964035654" calcext:value-type="float">
            <text:p>15.7500964036</text:p>
          </table:table-cell>
          <table:table-cell office:value-type="float" office:value="16.4188321789635" calcext:value-type="float">
            <text:p>16.418832179</text:p>
          </table:table-cell>
          <table:table-cell office:value-type="float" office:value="10.0092535624114" calcext:value-type="float">
            <text:p>10.0092535624</text:p>
          </table:table-cell>
          <table:table-cell office:value-type="float" office:value="6.75393283693215" calcext:value-type="float">
            <text:p>6.7539328369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50181275" calcext:value-type="float">
            <text:p>48.56788501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matrix-columns-spanned="6" table:number-matrix-rows-spanned="1" table:formula="of:=MMULT([.C86:.H86];TransMat)" office:value-type="float" office:value="15.7500965874518" calcext:value-type="float">
            <text:p>15.7500965875</text:p>
          </table:table-cell>
          <table:table-cell office:value-type="float" office:value="16.4188319430306" calcext:value-type="float">
            <text:p>16.418831943</text:p>
          </table:table-cell>
          <table:table-cell office:value-type="float" office:value="10.0092536760595" calcext:value-type="float">
            <text:p>10.0092536761</text:p>
          </table:table-cell>
          <table:table-cell office:value-type="float" office:value="6.75393276402485" calcext:value-type="float">
            <text:p>6.753932764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50294333" calcext:value-type="float">
            <text:p>48.56788502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matrix-columns-spanned="6" table:number-matrix-rows-spanned="1" table:formula="of:=MMULT([.C87:.H87];TransMat)" office:value-type="float" office:value="15.7500964252091" calcext:value-type="float">
            <text:p>15.7500964252</text:p>
          </table:table-cell>
          <table:table-cell office:value-type="float" office:value="16.4188320993341" calcext:value-type="float">
            <text:p>16.4188320993</text:p>
          </table:table-cell>
          <table:table-cell office:value-type="float" office:value="10.009253575788" calcext:value-type="float">
            <text:p>10.0092535758</text:p>
          </table:table-cell>
          <table:table-cell office:value-type="float" office:value="6.75393281232529" calcext:value-type="float">
            <text:p>6.7539328123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50873436" calcext:value-type="float">
            <text:p>48.567885087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matrix-columns-spanned="6" table:number-matrix-rows-spanned="1" table:formula="of:=MMULT([.C88:.H88];TransMat)" office:value-type="float" office:value="15.7500965326935" calcext:value-type="float">
            <text:p>15.7500965327</text:p>
          </table:table-cell>
          <table:table-cell office:value-type="float" office:value="16.4188319614278" calcext:value-type="float">
            <text:p>16.4188319614</text:p>
          </table:table-cell>
          <table:table-cell office:value-type="float" office:value="10.009253642217" calcext:value-type="float">
            <text:p>10.0092536422</text:p>
          </table:table-cell>
          <table:table-cell office:value-type="float" office:value="6.7539327697099" calcext:value-type="float">
            <text:p>6.7539327697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50939519" calcext:value-type="float">
            <text:p>48.5678850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matrix-columns-spanned="6" table:number-matrix-rows-spanned="1" table:formula="of:=MMULT([.C89:.H89];TransMat)" office:value-type="float" office:value="15.7500964378602" calcext:value-type="float">
            <text:p>15.7500964379</text:p>
          </table:table-cell>
          <table:table-cell office:value-type="float" office:value="16.4188320527894" calcext:value-type="float">
            <text:p>16.4188320528</text:p>
          </table:table-cell>
          <table:table-cell office:value-type="float" office:value="10.0092535836068" calcext:value-type="float">
            <text:p>10.0092535836</text:p>
          </table:table-cell>
          <table:table-cell office:value-type="float" office:value="6.75393279794221" calcext:value-type="float">
            <text:p>6.7539327979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51278014" calcext:value-type="float">
            <text:p>48.56788512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matrix-columns-spanned="6" table:number-matrix-rows-spanned="1" table:formula="of:=MMULT([.C90:.H90];TransMat)" office:value-type="float" office:value="15.7500965006864" calcext:value-type="float">
            <text:p>15.7500965007</text:p>
          </table:table-cell>
          <table:table-cell office:value-type="float" office:value="16.4188319721812" calcext:value-type="float">
            <text:p>16.4188319722</text:p>
          </table:table-cell>
          <table:table-cell office:value-type="float" office:value="10.0092536224355" calcext:value-type="float">
            <text:p>10.0092536224</text:p>
          </table:table-cell>
          <table:table-cell office:value-type="float" office:value="6.75393277303289" calcext:value-type="float">
            <text:p>6.753932773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5131664" calcext:value-type="float">
            <text:p>48.56788513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matrix-columns-spanned="6" table:number-matrix-rows-spanned="1" table:formula="of:=MMULT([.C91:.H91];TransMat)" office:value-type="float" office:value="15.750096445255" calcext:value-type="float">
            <text:p>15.7500964453</text:p>
          </table:table-cell>
          <table:table-cell office:value-type="float" office:value="16.4188320255834" calcext:value-type="float">
            <text:p>16.4188320256</text:p>
          </table:table-cell>
          <table:table-cell office:value-type="float" office:value="10.009253588177" calcext:value-type="float">
            <text:p>10.0092535882</text:p>
          </table:table-cell>
          <table:table-cell office:value-type="float" office:value="6.75393278953509" calcext:value-type="float">
            <text:p>6.7539327895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51514495" calcext:value-type="float">
            <text:p>48.56788515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matrix-columns-spanned="6" table:number-matrix-rows-spanned="1" table:formula="of:=MMULT([.C92:.H92];TransMat)" office:value-type="float" office:value="15.7500964819778" calcext:value-type="float">
            <text:p>15.750096482</text:p>
          </table:table-cell>
          <table:table-cell office:value-type="float" office:value="16.4188319784667" calcext:value-type="float">
            <text:p>16.4188319785</text:p>
          </table:table-cell>
          <table:table-cell office:value-type="float" office:value="10.009253610873" calcext:value-type="float">
            <text:p>10.0092536109</text:p>
          </table:table-cell>
          <table:table-cell office:value-type="float" office:value="6.75393277497523" calcext:value-type="float">
            <text:p>6.753932775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51537073" calcext:value-type="float">
            <text:p>48.56788515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matrix-columns-spanned="6" table:number-matrix-rows-spanned="1" table:formula="of:=MMULT([.C93:.H93];TransMat)" office:value-type="float" office:value="15.7500964495773" calcext:value-type="float">
            <text:p>15.7500964496</text:p>
          </table:table-cell>
          <table:table-cell office:value-type="float" office:value="16.4188320096811" calcext:value-type="float">
            <text:p>16.4188320097</text:p>
          </table:table-cell>
          <table:table-cell office:value-type="float" office:value="10.0092535908484" calcext:value-type="float">
            <text:p>10.0092535908</text:p>
          </table:table-cell>
          <table:table-cell office:value-type="float" office:value="6.75393278462101" calcext:value-type="float">
            <text:p>6.7539327846</text:p>
          </table:table-cell>
          <table:table-cell office:value-type="float" office:value="2.5" calcext:value-type="float">
            <text:p>2.5</text:p>
          </table:table-cell>
          <table:table-cell office:value-type="float" office:value="48.5678851652722" calcext:value-type="float">
            <text:p>48.5678851653</text:p>
          </table:table-cell>
          <table:table-cell table:number-columns-repeated="1016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ransMat" table:base-cell-address="$intro.$A$1" table:cell-range-address="$damping.$J$5:.$O$10"/>
        </table:named-expressions>
        <calcext:conditional-formats>
          <calcext:conditional-format calcext:target-range-address="damping.J5:damping.O10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named-expressions>
        <table:named-range table:name="damp" table:base-cell-address="$intro.$A$1" table:cell-range-address="$damping.$I$3"/>
        <table:named-range table:name="TransMat" table:base-cell-address="$intro.$A$1" table:cell-range-address="$intro.$J$5:.$O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mping" style:display-name="PageStyle_damp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ro" style:display-name="PageStyle_intr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. Ross</meta:initial-creator>
    <meta:creation-date>2015-02-04T02:30:46</meta:creation-date>
    <dc:date>2016-03-02T11:01:17.077052000</dc:date>
    <meta:generator>LibreOffice/5.0.4.2$MacOSX_X86_64 LibreOffice_project/2b9802c1994aa0b7dc6079e128979269cf95bc78</meta:generator>
    <meta:editing-duration>PT11M58S</meta:editing-duration>
    <meta:editing-cycles>1</meta:editing-cycles>
    <meta:document-statistic meta:table-count="2" meta:cell-count="1304" meta:object-count="0"/>
    <meta:user-defined meta:name="AppVersion">15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